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3e4dd" officeooo:paragraph-rsid="0003e4d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87faf" fo:background-color="#ffffff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a6f2f" fo:background-color="#ffffff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cc177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paragraph-rsid="006f35d5" fo:background-color="#ffffff"/>
    </style:style>
    <style:style style:name="P10" style:family="paragraph" style:parent-style-name="Standard">
      <style:text-properties fo:color="#000000" style:font-name="Droid Sans Mono" fo:font-size="10.5pt" fo:font-weight="normal" officeooo:paragraph-rsid="00a42270" fo:background-color="#ffffff"/>
    </style:style>
    <style:style style:name="P11" style:family="paragraph" style:parent-style-name="Standard">
      <style:text-properties fo:color="#000000" style:font-name="Droid Sans Mono" fo:font-size="10.5pt" fo:font-weight="normal" officeooo:paragraph-rsid="00183633" fo:background-color="#ffffff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 style:font-weight-asian="normal" style:font-weight-complex="normal"/>
    </style:style>
    <style:style style:name="P13" style:family="paragraph" style:parent-style-name="Standard">
      <style:text-properties fo:color="#000000" style:font-name="Droid Sans Mono" fo:font-size="10.5pt" fo:font-weight="normal" officeooo:paragraph-rsid="00a42270" fo:background-color="#ffffff" style:font-weight-asian="normal" style:font-weight-complex="normal"/>
    </style:style>
    <style:style style:name="P14" style:family="paragraph" style:parent-style-name="Standard">
      <style:text-properties fo:color="#000000" style:font-name="Droid Sans Mono" fo:font-size="10.5pt" fo:font-weight="normal" officeooo:rsid="00209b18" officeooo:paragraph-rsid="00209b18" fo:background-color="#ffffff" style:font-weight-asian="normal" style:font-weight-complex="normal"/>
    </style:style>
    <style:style style:name="P15" style:family="paragraph" style:parent-style-name="Standard">
      <style:text-properties fo:color="#000000" style:font-name="Droid Sans Mono" fo:font-size="10.5pt" fo:font-weight="normal" officeooo:rsid="00209b18" officeooo:paragraph-rsid="006f35d5" fo:background-color="#ffffff" style:font-weight-asian="normal" style:font-weight-complex="normal"/>
    </style:style>
    <style:style style:name="P16" style:family="paragraph" style:parent-style-name="Standard">
      <style:text-properties fo:color="#000000" style:font-name="Droid Sans Mono" fo:font-size="10.5pt" fo:font-weight="normal" officeooo:rsid="00209b18" officeooo:paragraph-rsid="00209b18" fo:background-color="#ffffff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930ae2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Droid Sans Mono" fo:font-size="10.5pt" fo:font-weight="normal" officeooo:paragraph-rsid="00930ae2"/>
    </style:style>
    <style:style style:name="P20" style:family="paragraph" style:parent-style-name="Standard">
      <style:text-properties fo:color="#000000" style:font-name="Droid Sans Mono" fo:font-size="10.5pt" fo:font-weight="bold" officeooo:rsid="00209b18" officeooo:paragraph-rsid="00209b18" fo:background-color="#ffffff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#ffffff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bold" officeooo:paragraph-rsid="002a017f" fo:background-color="#ffffff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/>
    </style:style>
    <style:style style:name="P25" style:family="paragraph" style:parent-style-name="Standard">
      <style:paragraph-properties style:line-height-at-least="0.503cm"/>
      <style:text-properties fo:color="#000000" fo:background-color="#ffffff"/>
    </style:style>
    <style:style style:name="P26" style:family="paragraph" style:parent-style-name="Standard">
      <style:text-properties fo:color="#000000" officeooo:paragraph-rsid="00a42270" fo:background-color="#ffffff"/>
    </style:style>
    <style:style style:name="P27" style:family="paragraph" style:parent-style-name="Standard">
      <style:paragraph-properties style:line-height-at-least="0.503cm"/>
      <style:text-properties fo:color="#000000" fo:font-size="10pt" fo:background-color="#ffffff" style:font-size-asian="10pt" style:font-size-complex="10pt"/>
    </style:style>
    <style:style style:name="P28" style:family="paragraph" style:parent-style-name="Standard">
      <style:paragraph-properties style:line-height-at-least="0.503cm"/>
      <style:text-properties fo:color="#000000" fo:font-weight="normal" fo:background-color="#ffffff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000000" fo:font-weight="normal" officeooo:paragraph-rsid="00235a0b" fo:background-color="#ffffff"/>
    </style:style>
    <style:style style:name="P30" style:family="paragraph" style:parent-style-name="Standard">
      <style:text-properties fo:color="#000000" fo:font-weight="bold" officeooo:rsid="00209b18" officeooo:paragraph-rsid="00209b18" fo:background-color="#ffffff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/>
    </style:style>
    <style:style style:name="P32" style:family="paragraph" style:parent-style-name="Standard">
      <style:paragraph-properties fo:text-align="justify" style:justify-single-word="false"/>
      <style:text-properties officeooo:paragraph-rsid="00b0c489"/>
    </style:style>
    <style:style style:name="P33" style:family="paragraph" style:parent-style-name="Standard">
      <style:paragraph-properties fo:margin-top="0cm" fo:margin-bottom="0.499cm" loext:contextual-spacing="false" style:line-height-at-least="0.503cm"/>
      <style:text-properties fo:color="#000000" fo:font-weight="bold" fo:background-color="#ffffff" style:font-weight-asian="bold" style:font-weight-complex="bold"/>
    </style:style>
    <style:style style:name="P34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#ffffff"/>
    </style:style>
    <style:style style:name="P35" style:family="paragraph" style:parent-style-name="Text_20_body">
      <style:text-properties officeooo:rsid="00008256" officeooo:paragraph-rsid="00008256"/>
    </style:style>
    <style:style style:name="P36" style:family="paragraph" style:parent-style-name="Text_20_body">
      <style:text-properties officeooo:paragraph-rsid="00008256"/>
    </style:style>
    <style:style style:name="P37" style:family="paragraph" style:parent-style-name="Text_20_body">
      <style:paragraph-properties fo:text-align="center" style:justify-single-word="false"/>
      <style:text-properties officeooo:paragraph-rsid="0001a702"/>
    </style:style>
    <style:style style:name="P3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008256" officeooo:paragraph-rsid="00008256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weight="normal" officeooo:rsid="0001027f" officeooo:paragraph-rsid="0001027f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weight="normal" officeooo:rsid="0001a702" officeooo:paragraph-rsid="0001a702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officeooo:paragraph-rsid="0003e4dd"/>
    </style:style>
    <style:style style:name="P43" style:family="paragraph" style:parent-style-name="Text_20_body">
      <style:paragraph-properties fo:text-align="start" style:justify-single-word="false"/>
      <style:text-properties officeooo:rsid="0003e4dd" officeooo:paragraph-rsid="0003e4dd"/>
    </style:style>
    <style:style style:name="P44" style:family="paragraph" style:parent-style-name="Text_20_body">
      <style:text-properties fo:font-size="11pt" officeooo:rsid="00059b4d" officeooo:paragraph-rsid="00059b4d" style:font-size-asian="9.60000038146973pt" style:font-size-complex="11pt"/>
    </style:style>
    <style:style style:name="P45" style:family="paragraph" style:parent-style-name="Text_20_body" style:list-style-name="L1">
      <style:text-properties fo:font-size="11pt" officeooo:rsid="00059b4d" officeooo:paragraph-rsid="00059b4d" style:font-size-asian="9.60000038146973pt" style:font-size-complex="11pt"/>
    </style:style>
    <style:style style:name="P46" style:family="paragraph" style:parent-style-name="Text_20_body" style:list-style-name="L1">
      <style:text-properties fo:font-size="11pt" officeooo:rsid="000781be" officeooo:paragraph-rsid="000781be" style:font-size-asian="9.60000038146973pt" style:font-size-complex="11pt"/>
    </style:style>
    <style:style style:name="P47" style:family="paragraph" style:parent-style-name="Text_20_body" style:list-style-name="L1">
      <style:text-properties fo:font-size="11pt" officeooo:rsid="0007d9d0" officeooo:paragraph-rsid="0007d9d0" style:font-size-asian="9.60000038146973pt" style:font-size-complex="11pt"/>
    </style:style>
    <style:style style:name="P48" style:family="paragraph" style:parent-style-name="Text_20_body">
      <style:text-properties fo:font-size="11pt" officeooo:rsid="0007d9d0" officeooo:paragraph-rsid="0007d9d0" style:font-size-asian="9.60000038146973pt" style:font-size-complex="11pt"/>
    </style:style>
    <style:style style:name="P49" style:family="paragraph" style:parent-style-name="Text_20_body">
      <style:text-properties fo:color="#000000" fo:font-size="11pt" officeooo:paragraph-rsid="0007d9d0" fo:background-color="#ffffff"/>
    </style:style>
    <style:style style:name="P50" style:family="paragraph" style:parent-style-name="Text_20_body">
      <style:text-properties fo:color="#000000" fo:font-size="11pt" officeooo:rsid="0007d9d0" officeooo:paragraph-rsid="0007d9d0" fo:background-color="#ffffff" style:font-size-asian="9.60000038146973pt" style:font-size-complex="11pt"/>
    </style:style>
    <style:style style:name="P51" style:family="paragraph" style:parent-style-name="Text_20_body" style:list-style-name="L5">
      <style:text-properties fo:color="#000000" fo:font-weight="normal" officeooo:paragraph-rsid="0007d9d0" fo:background-color="transparent" style:font-weight-asian="normal" style:font-weight-complex="normal"/>
    </style:style>
    <style:style style:name="P52" style:family="paragraph" style:parent-style-name="Text_20_body" style:list-style-name="L5">
      <style:text-properties fo:color="#000000" fo:font-weight="normal" officeooo:paragraph-rsid="00183633" fo:background-color="transparent" style:font-weight-asian="normal" style:font-weight-complex="normal"/>
    </style:style>
    <style:style style:name="P53" style:family="paragraph" style:parent-style-name="Text_20_body">
      <style:text-properties fo:color="#000000" fo:font-weight="normal" officeooo:paragraph-rsid="00183633" fo:background-color="transparent"/>
    </style:style>
    <style:style style:name="P54" style:family="paragraph" style:parent-style-name="Text_20_body">
      <style:text-properties fo:color="#000000" fo:font-weight="normal" officeooo:paragraph-rsid="00183633" fo:background-color="#ffffff" style:font-weight-asian="normal" style:font-weight-complex="normal"/>
    </style:style>
    <style:style style:name="P55" style:family="paragraph" style:parent-style-name="Text_20_body">
      <style:text-properties fo:color="#000000" fo:font-weight="normal" officeooo:rsid="00209b18" officeooo:paragraph-rsid="00209b18" fo:background-color="#ffffff" style:font-weight-asian="normal" style:font-weight-complex="normal"/>
    </style:style>
    <style:style style:name="P56" style:family="paragraph" style:parent-style-name="Text_20_body">
      <style:text-properties fo:color="#000000" fo:font-weight="normal" officeooo:rsid="00209b18" officeooo:paragraph-rsid="006f35d5" fo:background-color="#ffffff" style:font-weight-asian="normal" style:font-weight-complex="normal"/>
    </style:style>
    <style:style style:name="P57" style:family="paragraph" style:parent-style-name="Text_20_body">
      <style:text-properties fo:color="#000000" fo:font-weight="normal" officeooo:rsid="00209b18" officeooo:paragraph-rsid="007173ac" fo:background-color="#ffffff" style:font-weight-asian="normal" style:font-weight-complex="normal"/>
    </style:style>
    <style:style style:name="P58" style:family="paragraph" style:parent-style-name="Text_20_body">
      <style:text-properties fo:color="#000000" fo:font-weight="normal" officeooo:paragraph-rsid="00183633" fo:background-color="#ffffff"/>
    </style:style>
    <style:style style:name="P59" style:family="paragraph" style:parent-style-name="Text_20_body">
      <style:text-properties fo:color="#000000" fo:font-weight="normal" officeooo:paragraph-rsid="007173ac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paragraph-rsid="00a42270"/>
    </style:style>
    <style:style style:name="P61" style:family="paragraph" style:parent-style-name="Text_20_body">
      <style:text-properties fo:color="#000000" fo:font-weight="bold" officeooo:rsid="00209b18" officeooo:paragraph-rsid="00209b18" fo:background-color="#ffffff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bold" officeooo:rsid="00bbf54d" officeooo:paragraph-rsid="00bbf54d" fo:background-color="#ffffff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color="#000000" fo:font-weight="bold" officeooo:rsid="00bbf54d" officeooo:paragraph-rsid="00bbf54d" fo:background-color="#ffffff" style:font-weight-asian="bold" style:font-weight-complex="bold"/>
    </style:style>
    <style:style style:name="P64" style:family="paragraph" style:parent-style-name="Text_20_body">
      <style:text-properties fo:color="#000000" officeooo:paragraph-rsid="006f35d5"/>
    </style:style>
    <style:style style:name="P65" style:family="paragraph" style:parent-style-name="Text_20_body">
      <style:text-properties fo:color="#000000" officeooo:paragraph-rsid="006f35d5" fo:background-color="#ffffff"/>
    </style:style>
    <style:style style:name="P66" style:family="paragraph" style:parent-style-name="Text_20_body">
      <style:text-properties fo:color="#000000" officeooo:paragraph-rsid="00a42270" fo:background-color="#ffffff"/>
    </style:style>
    <style:style style:name="P67" style:family="paragraph" style:parent-style-name="Text_20_body">
      <style:paragraph-properties fo:text-align="justify" style:justify-single-word="false"/>
      <style:text-properties fo:color="#000000" officeooo:paragraph-rsid="00a42270" fo:background-color="#ffffff"/>
    </style:style>
    <style:style style:name="P68" style:family="paragraph" style:parent-style-name="Text_20_body">
      <style:paragraph-properties fo:text-align="justify" style:justify-single-word="false"/>
      <style:text-properties fo:color="#000000" officeooo:paragraph-rsid="00a42270"/>
    </style:style>
    <style:style style:name="P69" style:family="paragraph" style:parent-style-name="Text_20_body">
      <style:text-properties officeooo:paragraph-rsid="0007d9d0"/>
    </style:style>
    <style:style style:name="P70" style:family="paragraph" style:parent-style-name="Text_20_body">
      <style:text-properties officeooo:paragraph-rsid="000a6f2f"/>
    </style:style>
    <style:style style:name="P71" style:family="paragraph" style:parent-style-name="Text_20_body" style:list-style-name="L5">
      <style:text-properties officeooo:paragraph-rsid="0007d9d0"/>
    </style:style>
    <style:style style:name="P72" style:family="paragraph" style:parent-style-name="Text_20_body">
      <style:text-properties officeooo:paragraph-rsid="006f35d5"/>
    </style:style>
    <style:style style:name="P73" style:family="paragraph" style:parent-style-name="Title">
      <style:text-properties officeooo:rsid="00008256" officeooo:paragraph-rsid="00008256"/>
    </style:style>
    <style:style style:name="T1" style:family="text">
      <style:text-properties officeooo:rsid="00008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fa1" style:font-weight-asian="bold" style:font-weight-complex="bold"/>
    </style:style>
    <style:style style:name="T4" style:family="text">
      <style:text-properties fo:font-weight="bold" officeooo:rsid="00116479" style:font-weight-asian="bold" style:font-weight-complex="bold"/>
    </style:style>
    <style:style style:name="T5" style:family="text">
      <style:text-properties fo:font-weight="bold" officeooo:rsid="0001a702" style:font-weight-asian="bold" style:font-weight-complex="bold"/>
    </style:style>
    <style:style style:name="T6" style:family="text">
      <style:text-properties fo:font-weight="bold" officeooo:rsid="008d5169" fo:background-color="#ffffff" loext:char-shading-value="0" style:font-weight-asian="bold" style:font-weight-complex="bold"/>
    </style:style>
    <style:style style:name="T7" style:family="text">
      <style:text-properties fo:font-weight="bold" officeooo:rsid="0092f7ad" fo:background-color="#ffffff" loext:char-shading-value="0" style:font-weight-asian="bold" style:font-weight-complex="bold"/>
    </style:style>
    <style:style style:name="T8" style:family="text">
      <style:text-properties officeooo:rsid="00024f5a"/>
    </style:style>
    <style:style style:name="T9" style:family="text">
      <style:text-properties officeooo:rsid="0003e4dd"/>
    </style:style>
    <style:style style:name="T10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pple-system" fo:font-size="11.25pt" fo:letter-spacing="normal" fo:font-style="normal" fo:font-weight="normal" officeooo:rsid="009dcada" style:font-weight-asian="bold" style:font-weight-complex="bold"/>
    </style:style>
    <style:style style:name="T13" style:family="text">
      <style:text-properties fo:font-variant="normal" fo:text-transform="none" fo:color="#000000" style:font-name="apple-system" fo:font-size="11.25pt" fo:letter-spacing="normal" fo:font-style="normal" fo:font-weight="normal" officeooo:rsid="00a3cc69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apple-system" fo:font-size="11.25pt" fo:letter-spacing="normal" fo:font-style="italic" fo:font-weight="normal" officeooo:rsid="00a3cc69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font-name="apple-system" fo:font-size="11pt" fo:letter-spacing="normal" fo:font-style="normal" fo:font-weight="normal" officeooo:rsid="0088201b" fo:background-color="#ffffff" loext:char-shading-value="0" style:font-size-asian="11pt" style:font-size-complex="11pt"/>
    </style:style>
    <style:style style:name="T16" style:family="text">
      <style:text-properties fo:font-variant="normal" fo:text-transform="none" fo:color="#000000" style:font-name="apple-system" fo:font-size="11pt" fo:letter-spacing="normal" fo:font-style="normal" fo:font-weight="normal" officeooo:rsid="00a2730c" fo:background-color="#ffffff" loext:char-shading-value="0" style:font-size-asian="11pt" style:font-size-complex="11pt"/>
    </style:style>
    <style:style style:name="T17" style:family="text">
      <style:text-properties fo:font-variant="normal" fo:text-transform="none" fo:color="#000000" style:font-name="apple-system" fo:font-size="11pt" fo:letter-spacing="normal" fo:font-style="normal" fo:font-weight="bold" officeooo:rsid="00a3cc69" fo:background-color="#ffffff" loext:char-shading-value="0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000000" style:font-name="Droid Sans Mono" fo:font-size="13pt" fo:letter-spacing="normal" fo:font-style="normal" fo:font-weight="normal" officeooo:rsid="00afedf3" style:font-size-asian="13pt" style:font-size-complex="13pt"/>
    </style:style>
    <style:style style:name="T19" style:family="text">
      <style:text-properties fo:font-variant="normal" fo:text-transform="none" fo:color="#000000" style:font-name="Droid Sans Mono" fo:font-size="13pt" fo:letter-spacing="normal" fo:font-style="normal" officeooo:rsid="00aabf12" style:font-size-asian="13pt" style:font-size-complex="13pt"/>
    </style:style>
    <style:style style:name="T20" style:family="text">
      <style:text-properties fo:font-variant="normal" fo:text-transform="none" fo:color="#373a3c" style:font-name="apple-system" fo:font-size="11.25pt" fo:letter-spacing="normal" fo:font-style="normal" fo:font-weight="bold" officeooo:rsid="008d5169" style:font-weight-asian="bold" style:font-weight-complex="bold"/>
    </style:style>
    <style:style style:name="T21" style:family="text">
      <style:text-properties fo:font-variant="normal" fo:text-transform="none" style:font-name="apple-system" fo:font-size="12pt" fo:letter-spacing="normal" fo:font-style="normal" officeooo:rsid="007173ac" style:font-size-asian="12pt" style:font-size-complex="12pt"/>
    </style:style>
    <style:style style:name="T22" style:family="text">
      <style:text-properties fo:font-variant="normal" fo:text-transform="none" style:font-name="apple-system" fo:font-size="12pt" fo:letter-spacing="normal" fo:font-style="normal" officeooo:rsid="00720c02" style:font-size-asian="12pt" style:font-size-complex="12pt"/>
    </style:style>
    <style:style style:name="T23" style:family="text">
      <style:text-properties fo:font-variant="normal" fo:text-transform="none" style:font-name="apple-system" fo:font-size="11pt" fo:letter-spacing="normal" fo:font-style="normal" fo:font-weight="normal" officeooo:rsid="00769719" style:font-size-asian="11pt" style:font-size-complex="11pt"/>
    </style:style>
    <style:style style:name="T24" style:family="text">
      <style:text-properties fo:font-variant="normal" fo:text-transform="none" style:font-name="apple-system" fo:font-size="11pt" fo:letter-spacing="normal" fo:font-style="normal" fo:font-weight="normal" officeooo:rsid="007ef993" style:font-size-asian="11pt" style:font-size-complex="11pt"/>
    </style:style>
    <style:style style:name="T25" style:family="text">
      <style:text-properties fo:font-variant="normal" fo:text-transform="none" style:font-name="apple-system" fo:font-size="11pt" fo:letter-spacing="normal" fo:font-style="normal" fo:font-weight="normal" officeooo:rsid="007ff436" style:font-size-asian="11pt" style:font-size-complex="11pt"/>
    </style:style>
    <style:style style:name="T26" style:family="text">
      <style:text-properties fo:font-variant="normal" fo:text-transform="none" style:font-name="apple-system" fo:font-size="11pt" fo:letter-spacing="normal" fo:font-style="normal" fo:font-weight="normal" officeooo:rsid="008178db" style:font-size-asian="11pt" style:font-size-complex="11pt"/>
    </style:style>
    <style:style style:name="T27" style:family="text">
      <style:text-properties fo:font-variant="normal" fo:text-transform="none" style:font-name="apple-system" fo:font-size="11pt" fo:letter-spacing="normal" fo:font-style="normal" fo:font-weight="normal" officeooo:rsid="0083e347" style:font-size-asian="11pt" style:font-size-complex="11pt"/>
    </style:style>
    <style:style style:name="T28" style:family="text">
      <style:text-properties fo:font-variant="normal" fo:text-transform="none" style:font-name="apple-system" fo:font-size="11pt" fo:letter-spacing="normal" fo:font-style="normal" fo:font-weight="normal" officeooo:rsid="00874239" style:font-size-asian="11pt" style:font-size-complex="11pt"/>
    </style:style>
    <style:style style:name="T29" style:family="text">
      <style:text-properties fo:font-variant="normal" fo:text-transform="none" style:font-name="apple-system" fo:font-size="11pt" fo:letter-spacing="normal" fo:font-style="normal" fo:font-weight="normal" officeooo:rsid="0087859e" style:font-size-asian="11pt" style:font-size-complex="11pt"/>
    </style:style>
    <style:style style:name="T30" style:family="text">
      <style:text-properties fo:font-variant="normal" fo:text-transform="none" style:font-name="apple-system" fo:font-size="11pt" fo:letter-spacing="normal" fo:font-style="normal" fo:font-weight="normal" officeooo:rsid="0088150b" style:font-size-asian="11pt" style:font-size-complex="11pt"/>
    </style:style>
    <style:style style:name="T31" style:family="text">
      <style:text-properties fo:font-variant="normal" fo:text-transform="none" style:font-name="apple-system" fo:font-size="11pt" fo:letter-spacing="normal" fo:font-style="normal" fo:font-weight="normal" officeooo:rsid="0088201b" style:font-size-asian="11pt" style:font-size-complex="11pt"/>
    </style:style>
    <style:style style:name="T32" style:family="text">
      <style:text-properties fo:font-variant="normal" fo:text-transform="none" style:font-name="apple-system" fo:font-size="11pt" fo:letter-spacing="normal" fo:font-style="normal" officeooo:rsid="00769719" style:font-size-asian="11pt" style:font-size-complex="11pt"/>
    </style:style>
    <style:style style:name="T33" style:family="text">
      <style:text-properties fo:font-variant="normal" fo:text-transform="none" style:font-name="apple-system" fo:font-size="11pt" fo:letter-spacing="normal" fo:font-style="normal" officeooo:rsid="008178db" style:font-size-asian="11pt" style:font-size-complex="11pt"/>
    </style:style>
    <style:style style:name="T34" style:family="text">
      <style:text-properties fo:font-variant="normal" fo:text-transform="none" style:font-name="apple-system" fo:font-size="11pt" fo:letter-spacing="normal" fo:font-style="normal" officeooo:rsid="0087859e" style:font-size-asian="11pt" style:font-size-complex="11pt"/>
    </style:style>
    <style:style style:name="T35" style:family="text">
      <style:text-properties fo:font-variant="normal" fo:text-transform="none" style:font-name="apple-system" fo:font-size="11pt" fo:letter-spacing="normal" fo:font-style="normal" officeooo:rsid="0088201b" style:font-size-asian="11pt" style:font-size-complex="11pt"/>
    </style:style>
    <style:style style:name="T36" style:family="text">
      <style:text-properties fo:font-variant="normal" fo:text-transform="none" style:font-name="apple-system" fo:font-size="11pt" fo:letter-spacing="normal" fo:font-style="normal" officeooo:rsid="008d5169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style:font-name="apple-system" fo:font-size="11pt" fo:letter-spacing="normal" fo:font-style="normal" fo:font-weight="bold" officeooo:rsid="00769719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style:font-name="apple-system" fo:font-size="11pt" fo:letter-spacing="normal" fo:font-style="normal" fo:font-weight="bold" officeooo:rsid="0087859e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style:font-name="apple-system" fo:font-size="11pt" fo:letter-spacing="normal" fo:font-style="normal" fo:font-weight="bold" officeooo:rsid="0088201b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style:font-name="apple-system" fo:font-size="11.25pt" fo:letter-spacing="normal" fo:font-style="normal"/>
    </style:style>
    <style:style style:name="T41" style:family="text">
      <style:text-properties fo:font-variant="normal" fo:text-transform="none" style:font-name="apple-system" fo:font-size="11.25pt" fo:letter-spacing="normal" fo:font-style="normal" officeooo:rsid="0092f7ad" style:font-weight-asian="normal" style:font-weight-complex="normal"/>
    </style:style>
    <style:style style:name="T42" style:family="text">
      <style:text-properties fo:font-variant="normal" fo:text-transform="none" fo:font-size="11pt" fo:letter-spacing="normal" officeooo:rsid="00769719" style:font-size-asian="11pt" style:font-size-complex="11pt"/>
    </style:style>
    <style:style style:name="T43" style:family="text">
      <style:text-properties fo:font-variant="normal" fo:text-transform="none" style:text-position="super 58%" style:font-name="apple-system" fo:font-size="11.25pt" fo:letter-spacing="normal" fo:font-style="normal" officeooo:rsid="0092f7ad" style:font-weight-asian="normal" style:font-weight-complex="normal"/>
    </style:style>
    <style:style style:name="T44" style:family="text">
      <style:text-properties fo:font-variant="normal" fo:text-transform="none" style:font-name="Droid Sans Mono" fo:font-size="13pt" fo:letter-spacing="normal" fo:font-style="normal" fo:font-weight="bold" officeooo:rsid="00a59a37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style:font-name="Droid Sans Mono" fo:font-size="13pt" fo:letter-spacing="normal" fo:font-style="normal" fo:font-weight="bold" officeooo:rsid="00a59a37" fo:background-color="#ffffff" loext:char-shading-value="0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style:font-name="Droid Sans Mono" fo:font-size="13pt" fo:letter-spacing="normal" fo:font-style="normal" style:font-size-asian="13pt" style:font-size-complex="13pt"/>
    </style:style>
    <style:style style:name="T47" style:family="text">
      <style:text-properties fo:font-variant="normal" fo:text-transform="none" style:font-name="Droid Sans Mono" fo:font-size="13pt" fo:letter-spacing="normal" fo:font-style="normal" officeooo:rsid="00a59a37" style:font-size-asian="13pt" style:font-size-complex="13pt"/>
    </style:style>
    <style:style style:name="T48" style:family="text">
      <style:text-properties fo:font-variant="normal" fo:text-transform="none" style:font-name="Droid Sans Mono" fo:font-size="13pt" fo:letter-spacing="normal" fo:font-style="normal" officeooo:rsid="00aabf12" style:font-size-asian="13pt" style:font-size-complex="13pt"/>
    </style:style>
    <style:style style:name="T49" style:family="text">
      <style:text-properties fo:font-variant="normal" fo:text-transform="none" style:font-name="Droid Sans Mono" fo:font-size="13pt" fo:letter-spacing="normal" fo:font-style="normal" officeooo:rsid="00aed06c" style:font-size-asian="13pt" style:font-size-complex="13pt"/>
    </style:style>
    <style:style style:name="T50" style:family="text">
      <style:text-properties fo:font-variant="normal" fo:text-transform="none" style:font-name="Droid Sans Mono" fo:font-size="13pt" fo:letter-spacing="normal" fo:font-style="normal" officeooo:rsid="00afedf3" style:font-size-asian="13pt" style:font-size-complex="13pt"/>
    </style:style>
    <style:style style:name="T51" style:family="text">
      <style:text-properties fo:font-variant="normal" fo:text-transform="none" style:font-name="Droid Sans Mono" fo:font-size="13pt" fo:letter-spacing="normal" fo:font-style="normal" officeooo:rsid="00b54bb1" style:font-size-asian="13pt" style:font-size-complex="13pt"/>
    </style:style>
    <style:style style:name="T52" style:family="text">
      <style:text-properties fo:font-variant="normal" fo:text-transform="none" style:font-name="Droid Sans Mono" fo:font-size="13pt" fo:letter-spacing="normal" fo:font-style="normal" officeooo:rsid="00a59a37" fo:background-color="#ffffff" loext:char-shading-value="0" style:font-size-asian="13pt" style:font-weight-asian="normal" style:font-size-complex="13pt" style:font-weight-complex="normal"/>
    </style:style>
    <style:style style:name="T53" style:family="text">
      <style:text-properties fo:font-variant="normal" fo:text-transform="none" style:font-name="Droid Sans Mono" fo:font-size="13pt" fo:letter-spacing="normal" fo:font-style="normal" officeooo:rsid="00aabf12" fo:background-color="#ffffff" loext:char-shading-value="0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style:font-name="Droid Sans Mono" fo:font-size="13pt" fo:letter-spacing="normal" fo:font-style="normal" fo:font-weight="normal" officeooo:rsid="00b54bb1" style:font-size-asian="13pt" style:font-weight-asian="normal" style:font-size-complex="13pt" style:font-weight-complex="normal"/>
    </style:style>
    <style:style style:name="T55" style:family="text">
      <style:text-properties fo:font-variant="normal" fo:text-transform="none" style:font-name="Droid Sans Mono" fo:font-size="13pt" fo:letter-spacing="normal" fo:font-style="normal" fo:font-weight="normal" officeooo:rsid="00be0784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style:font-name="Droid Sans Mono" fo:font-size="13pt" fo:letter-spacing="normal" fo:font-style="normal" fo:font-weight="normal" officeooo:rsid="00bf63a8" style:font-size-asian="13pt" style:font-weight-asian="normal" style:font-size-complex="13pt" style:font-weight-complex="normal"/>
    </style:style>
    <style:style style:name="T57" style:family="text">
      <style:text-properties fo:font-variant="normal" fo:text-transform="none" style:font-name="Droid Sans Mono" fo:font-size="13pt" fo:letter-spacing="normal" fo:font-style="normal" fo:font-weight="normal" officeooo:rsid="00c0cbae" style:font-size-asian="13pt" style:font-weight-asian="normal" style:font-size-complex="13pt" style:font-weight-complex="normal"/>
    </style:style>
    <style:style style:name="T58" style:family="text">
      <style:text-properties fo:font-variant="normal" fo:text-transform="none" style:font-name="Droid Sans Mono" fo:font-size="12pt" fo:letter-spacing="normal" fo:font-style="normal" fo:font-weight="normal" officeooo:rsid="00b2e23f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font-name="Droid Sans Mono" fo:font-size="12pt" fo:letter-spacing="normal" fo:font-style="normal" fo:font-weight="normal" officeooo:rsid="00b1beda" fo:background-color="#ffffff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style:font-name="Droid Sans Mono" fo:font-size="12pt" fo:letter-spacing="normal" fo:font-style="normal" fo:font-weight="normal" officeooo:rsid="00b2e23f" fo:background-color="#ffffff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ff0000" style:font-name="Droid Sans Mono" fo:font-size="13pt" fo:letter-spacing="normal" fo:font-style="normal" fo:font-weight="bold" officeooo:rsid="0093f73e" style:font-size-asian="13pt" style:font-weight-asian="bold" style:font-size-complex="13pt" style:font-weight-complex="bold"/>
    </style:style>
    <style:style style:name="T62" style:family="text">
      <style:text-properties fo:font-variant="normal" fo:text-transform="none" fo:color="#ff0000" style:font-name="Droid Sans Mono" fo:font-size="13pt" fo:letter-spacing="normal" fo:font-style="normal" fo:font-weight="bold" officeooo:rsid="00a42270" style:font-size-asian="13pt" style:font-weight-asian="bold" style:font-size-complex="13pt" style:font-weight-complex="bold"/>
    </style:style>
    <style:style style:name="T63" style:family="text">
      <style:text-properties fo:font-variant="normal" fo:text-transform="none" fo:color="#ff0000" style:font-name="Droid Sans Mono" fo:font-size="13pt" fo:letter-spacing="normal" fo:font-style="normal" fo:font-weight="bold" officeooo:rsid="00a59a37" style:font-size-asian="13pt" style:font-weight-asian="bold" style:font-size-complex="13pt" style:font-weight-complex="bold"/>
    </style:style>
    <style:style style:name="T64" style:family="text">
      <style:text-properties fo:font-variant="normal" fo:text-transform="none" fo:color="#ff0000" style:font-name="Droid Sans Mono" fo:font-size="13pt" fo:letter-spacing="normal" fo:font-style="normal" fo:font-weight="bold" officeooo:rsid="00a65194" style:font-size-asian="13pt" style:font-weight-asian="bold" style:font-size-complex="13pt" style:font-weight-complex="bold"/>
    </style:style>
    <style:style style:name="T65" style:family="text">
      <style:text-properties fo:font-variant="normal" fo:text-transform="none" fo:color="#ff0000" style:font-name="Droid Sans Mono" fo:font-size="13pt" fo:letter-spacing="normal" fo:font-style="normal" fo:font-weight="bold" officeooo:rsid="00a59a37" fo:background-color="#ffffff" loext:char-shading-value="0" style:font-size-asian="13pt" style:font-weight-asian="bold" style:font-size-complex="13pt" style:font-weight-complex="bold"/>
    </style:style>
    <style:style style:name="T66" style:family="text">
      <style:text-properties fo:font-variant="normal" fo:text-transform="none" fo:font-size="13pt" fo:letter-spacing="normal" fo:font-style="normal" fo:font-weight="bold" officeooo:rsid="00a59a37" style:font-size-asian="13pt" style:font-weight-asian="bold" style:font-size-complex="13pt" style:font-weight-complex="bold"/>
    </style:style>
    <style:style style:name="T67" style:family="text">
      <style:text-properties fo:font-variant="normal" fo:text-transform="none" fo:font-size="13pt" fo:letter-spacing="normal" fo:font-style="normal" fo:font-weight="bold" officeooo:rsid="00aabf12" style:font-size-asian="13pt" style:font-weight-asian="bold" style:font-size-complex="13pt" style:font-weight-complex="bold"/>
    </style:style>
    <style:style style:name="T68" style:family="text">
      <style:text-properties fo:font-variant="normal" fo:text-transform="none" fo:font-size="13pt" fo:letter-spacing="normal" fo:font-style="normal" officeooo:rsid="00aabf12" style:font-size-asian="13pt" style:font-size-complex="13pt"/>
    </style:style>
    <style:style style:name="T69" style:family="text">
      <style:text-properties fo:font-variant="normal" fo:text-transform="none" fo:font-size="13pt" fo:letter-spacing="normal" fo:font-style="normal" officeooo:rsid="00a59a37" style:font-size-asian="13pt" style:font-size-complex="13pt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fo:font-size="11pt" officeooo:rsid="0003e4dd" style:font-size-asian="11pt" style:font-size-complex="11pt"/>
    </style:style>
    <style:style style:name="T72" style:family="text">
      <style:text-properties fo:font-size="11pt" fo:font-weight="normal" style:font-size-asian="11pt" style:font-weight-asian="normal" style:font-size-complex="11pt" style:font-weight-complex="normal"/>
    </style:style>
    <style:style style:name="T73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000000" fo:font-size="12pt" fo:font-weight="normal" officeooo:rsid="0007d9d0" fo:background-color="#ffffff" loext:char-shading-value="0" style:font-size-asian="12pt" style:font-weight-asian="normal" style:font-size-complex="12pt" style:font-weight-complex="normal"/>
    </style:style>
    <style:style style:name="T75" style:family="text">
      <style:text-properties fo:color="#000000" fo:font-size="12pt" fo:font-weight="normal" officeooo:rsid="001774f5" fo:background-color="#ffffff" loext:char-shading-value="0" style:font-size-asian="12pt" style:font-weight-asian="normal" style:font-size-complex="12pt" style:font-weight-complex="normal"/>
    </style:style>
    <style:style style:name="T76" style:family="text">
      <style:text-properties fo:color="#000000" fo:font-size="12pt" fo:font-weight="bold" fo:background-color="#ffffff" loext:char-shading-value="0" style:font-size-asian="12pt" style:font-weight-asian="bold" style:font-size-complex="12pt" style:font-weight-complex="bold"/>
    </style:style>
    <style:style style:name="T77" style:family="text">
      <style:text-properties fo:color="#000000" fo:font-size="12pt" fo:font-weight="bold" officeooo:rsid="0007d9d0" fo:background-color="#ffffff" loext:char-shading-value="0" style:font-size-asian="12pt" style:font-weight-asian="bold" style:font-size-complex="12pt" style:font-weight-complex="bold"/>
    </style:style>
    <style:style style:name="T78" style:family="text">
      <style:text-properties fo:color="#000000" fo:font-size="12pt" fo:font-weight="bold" officeooo:rsid="00087faf" fo:background-color="#ffffff" loext:char-shading-value="0" style:font-size-asian="12pt" style:font-weight-asian="bold" style:font-size-complex="12pt" style:font-weight-complex="bold"/>
    </style:style>
    <style:style style:name="T79" style:family="text">
      <style:text-properties fo:color="#000000" fo:font-size="12pt" fo:font-weight="bold" officeooo:rsid="001774f5" fo:background-color="#ffffff" loext:char-shading-value="0" style:font-size-asian="12pt" style:font-weight-asian="bold" style:font-size-complex="12pt" style:font-weight-complex="bold"/>
    </style:style>
    <style:style style:name="T80" style:family="text">
      <style:text-properties fo:color="#000000" fo:font-size="12pt" officeooo:rsid="001774f5" fo:background-color="#ffffff" loext:char-shading-value="0" style:font-size-asian="12pt" style:font-size-complex="12pt"/>
    </style:style>
    <style:style style:name="T81" style:family="text">
      <style:text-properties fo:color="#000000" style:font-name="Droid Sans Mono" fo:font-size="12pt" fo:font-weight="normal" officeooo:rsid="00087faf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color="#000000" style:font-name="Droid Sans Mono" fo:font-size="12pt" fo:font-weight="bold" fo:background-color="#ffffff" loext:char-shading-value="0" style:font-size-asian="12pt" style:font-weight-asian="bold" style:font-size-complex="12pt" style:font-weight-complex="bold"/>
    </style:style>
    <style:style style:name="T83" style:family="text">
      <style:text-properties fo:color="#000000" style:font-name="Droid Sans Mono" fo:font-size="10.5pt" fo:font-weight="normal" fo:background-color="#ffffff" loext:char-shading-value="0"/>
    </style:style>
    <style:style style:name="T84" style:family="text">
      <style:text-properties fo:color="#000000" style:font-name="Droid Sans Mono" fo:font-size="10.5pt" fo:font-weight="normal" officeooo:rsid="009d06da" fo:background-color="#ffffff" loext:char-shading-value="0"/>
    </style:style>
    <style:style style:name="T85" style:family="text">
      <style:text-properties fo:color="#000000" style:font-name="Droid Sans Mono" fo:font-size="10.5pt" fo:font-weight="bold" officeooo:rsid="009dcada" fo:background-color="#ffffff" loext:char-shading-value="0" style:font-weight-asian="bold" style:font-weight-complex="bold"/>
    </style:style>
    <style:style style:name="T86" style:family="text">
      <style:text-properties fo:color="#000000" style:font-name="apple-system" fo:font-size="11.25pt" fo:letter-spacing="normal" fo:font-style="italic" fo:font-weight="normal" officeooo:rsid="009dcada" style:font-weight-asian="bold" style:font-weight-complex="bold"/>
    </style:style>
    <style:style style:name="T87" style:family="text">
      <style:text-properties fo:font-size="10.5pt"/>
    </style:style>
    <style:style style:name="T88" style:family="text">
      <style:text-properties fo:font-weight="normal" officeooo:rsid="00059b4d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officeooo:rsid="001774f5" style:font-size-asian="12pt" style:font-size-complex="12pt"/>
    </style:style>
    <style:style style:name="T91" style:family="text">
      <style:text-properties fo:font-size="12pt" officeooo:rsid="001a2651" style:font-size-asian="12pt" style:font-size-complex="12pt"/>
    </style:style>
    <style:style style:name="T92" style:family="text">
      <style:text-properties fo:font-size="12pt" officeooo:rsid="001a4a30" style:font-size-asian="12pt" style:font-size-complex="12pt"/>
    </style:style>
    <style:style style:name="T93" style:family="text">
      <style:text-properties fo:font-size="12pt" officeooo:rsid="00275e53" style:font-size-asian="12pt" style:font-size-complex="12pt"/>
    </style:style>
    <style:style style:name="T94" style:family="text">
      <style:text-properties fo:font-size="12pt" officeooo:rsid="0037f802" style:font-size-asian="12pt" style:font-size-complex="12pt"/>
    </style:style>
    <style:style style:name="T95" style:family="text">
      <style:text-properties fo:font-size="12pt" officeooo:rsid="0038f0ce" style:font-size-asian="12pt" style:font-size-complex="12pt"/>
    </style:style>
    <style:style style:name="T96" style:family="text">
      <style:text-properties fo:font-size="12pt" officeooo:rsid="004bf645" style:font-size-asian="12pt" style:font-size-complex="12pt"/>
    </style:style>
    <style:style style:name="T97" style:family="text">
      <style:text-properties fo:font-size="12pt" officeooo:rsid="003db944" style:font-size-asian="12pt" style:font-size-complex="12pt"/>
    </style:style>
    <style:style style:name="T98" style:family="text">
      <style:text-properties fo:font-size="12pt" officeooo:rsid="004f7a72" style:font-size-asian="12pt" style:font-size-complex="12pt"/>
    </style:style>
    <style:style style:name="T99" style:family="text">
      <style:text-properties fo:font-size="12pt" officeooo:rsid="0050d7ed" style:font-size-asian="12pt" style:font-size-complex="12pt"/>
    </style:style>
    <style:style style:name="T100" style:family="text">
      <style:text-properties fo:font-size="12pt" officeooo:rsid="00534738" style:font-size-asian="12pt" style:font-size-complex="12pt"/>
    </style:style>
    <style:style style:name="T101" style:family="text">
      <style:text-properties fo:font-size="12pt" officeooo:rsid="005840b0" style:font-size-asian="12pt" style:font-size-complex="12pt"/>
    </style:style>
    <style:style style:name="T102" style:family="text">
      <style:text-properties fo:font-size="12pt" officeooo:rsid="005c8597" style:font-size-asian="12pt" style:font-size-complex="12pt"/>
    </style:style>
    <style:style style:name="T103" style:family="text">
      <style:text-properties fo:font-size="12pt" officeooo:rsid="005d4c55" style:font-size-asian="12pt" style:font-size-complex="12pt"/>
    </style:style>
    <style:style style:name="T104" style:family="text">
      <style:text-properties fo:font-size="12pt" officeooo:rsid="005eb928" style:font-size-asian="12pt" style:font-size-complex="12pt"/>
    </style:style>
    <style:style style:name="T105" style:family="text">
      <style:text-properties fo:font-size="12pt" officeooo:rsid="0063af19" style:font-size-asian="12pt" style:font-size-complex="12pt"/>
    </style:style>
    <style:style style:name="T106" style:family="text">
      <style:text-properties fo:font-size="12pt" officeooo:rsid="006551dd" style:font-size-asian="12pt" style:font-size-complex="12pt"/>
    </style:style>
    <style:style style:name="T107" style:family="text">
      <style:text-properties fo:font-size="12pt" officeooo:rsid="00674c4b" style:font-size-asian="12pt" style:font-size-complex="12pt"/>
    </style:style>
    <style:style style:name="T108" style:family="text">
      <style:text-properties fo:font-size="12pt" officeooo:rsid="006a353e" style:font-size-asian="12pt" style:font-size-complex="12pt"/>
    </style:style>
    <style:style style:name="T109" style:family="text">
      <style:text-properties fo:font-size="12pt" officeooo:rsid="006f35d5" style:font-size-asian="12pt" style:font-size-complex="12pt"/>
    </style:style>
    <style:style style:name="T110" style:family="text">
      <style:text-properties fo:font-size="12pt" officeooo:rsid="0070cdaa" style:font-size-asian="12pt" style:font-size-complex="12pt"/>
    </style:style>
    <style:style style:name="T111" style:family="text">
      <style:text-properties fo:font-size="12pt" officeooo:rsid="007173ac" style:font-size-asian="12pt" style:font-size-complex="12pt"/>
    </style:style>
    <style:style style:name="T112" style:family="text">
      <style:text-properties fo:font-size="12pt" officeooo:rsid="00769719" style:font-size-asian="12pt" style:font-size-complex="12pt"/>
    </style:style>
    <style:style style:name="T113" style:family="text">
      <style:text-properties fo:font-size="12pt" officeooo:rsid="007e9b39" style:font-size-asian="12pt" style:font-size-complex="12pt"/>
    </style:style>
    <style:style style:name="T114" style:family="text">
      <style:text-properties fo:font-size="12pt" officeooo:rsid="003db944" style:font-size-asian="12pt" style:font-weight-asian="normal" style:font-size-complex="12pt" style:font-weight-complex="normal"/>
    </style:style>
    <style:style style:name="T115" style:family="text">
      <style:text-properties fo:font-size="12pt" fo:font-weight="bold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016f5de" style:font-size-asian="12pt" style:font-weight-asian="bold" style:font-size-complex="12pt" style:font-weight-complex="bold"/>
    </style:style>
    <style:style style:name="T117" style:family="text">
      <style:text-properties fo:font-size="12pt" fo:font-weight="bold" officeooo:rsid="001774f5" style:font-size-asian="12pt" style:font-weight-asian="bold" style:font-size-complex="12pt" style:font-weight-complex="bold"/>
    </style:style>
    <style:style style:name="T118" style:family="text">
      <style:text-properties fo:font-size="12pt" fo:font-weight="bold" officeooo:rsid="001a4a30" style:font-size-asian="12pt" style:font-weight-asian="bold" style:font-size-complex="12pt" style:font-weight-complex="bold"/>
    </style:style>
    <style:style style:name="T119" style:family="text">
      <style:text-properties fo:font-size="12pt" fo:font-weight="bold" officeooo:rsid="001bcd5f" style:font-size-asian="12pt" style:font-weight-asian="bold" style:font-size-complex="12pt" style:font-weight-complex="bold"/>
    </style:style>
    <style:style style:name="T120" style:family="text">
      <style:text-properties fo:font-size="12pt" fo:font-weight="bold" officeooo:rsid="001cc177" style:font-size-asian="12pt" style:font-weight-asian="bold" style:font-size-complex="12pt" style:font-weight-complex="bold"/>
    </style:style>
    <style:style style:name="T121" style:family="text">
      <style:text-properties fo:font-size="12pt" fo:font-weight="bold" officeooo:rsid="00224b3d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0235a0b" style:font-size-asian="12pt" style:font-weight-asian="bold" style:font-size-complex="12pt" style:font-weight-complex="bold"/>
    </style:style>
    <style:style style:name="T123" style:family="text">
      <style:text-properties fo:font-size="12pt" fo:font-weight="bold" officeooo:rsid="00275e53" style:font-size-asian="12pt" style:font-weight-asian="bold" style:font-size-complex="12pt" style:font-weight-complex="bold"/>
    </style:style>
    <style:style style:name="T124" style:family="text">
      <style:text-properties fo:font-size="12pt" fo:font-weight="bold" officeooo:rsid="002a017f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03db944" style:font-size-asian="12pt" style:font-weight-asian="bold" style:font-size-complex="12pt" style:font-weight-complex="bold"/>
    </style:style>
    <style:style style:name="T126" style:family="text">
      <style:text-properties fo:font-size="12pt" fo:font-weight="bold" officeooo:rsid="0053a40b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0534738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05840b0" style:font-size-asian="12pt" style:font-weight-asian="bold" style:font-size-complex="12pt" style:font-weight-complex="bold"/>
    </style:style>
    <style:style style:name="T129" style:family="text">
      <style:text-properties fo:font-size="12pt" fo:font-weight="bold" officeooo:rsid="005d4c55" style:font-size-asian="12pt" style:font-weight-asian="bold" style:font-size-complex="12pt" style:font-weight-complex="bold"/>
    </style:style>
    <style:style style:name="T130" style:family="text">
      <style:text-properties fo:font-size="12pt" fo:font-weight="bold" officeooo:rsid="005f1770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063af19" style:font-size-asian="12pt" style:font-weight-asian="bold" style:font-size-complex="12pt" style:font-weight-complex="bold"/>
    </style:style>
    <style:style style:name="T132" style:family="text">
      <style:text-properties fo:font-size="12pt" fo:font-weight="bold" officeooo:rsid="00674c4b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06a353e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06f35d5" style:font-size-asian="12pt" style:font-weight-asian="bold" style:font-size-complex="12pt" style:font-weight-complex="bold"/>
    </style:style>
    <style:style style:name="T135" style:family="text">
      <style:text-properties fo:font-size="12pt" fo:font-weight="bold" officeooo:rsid="00275e53" style:font-size-asian="12pt" style:font-size-complex="12pt"/>
    </style:style>
    <style:style style:name="T136" style:family="text">
      <style:text-properties fo:font-size="12pt" fo:font-weight="bold" officeooo:rsid="003db944" style:font-size-asian="12pt" style:font-size-complex="12pt"/>
    </style:style>
    <style:style style:name="T137" style:family="text">
      <style:text-properties fo:font-size="12pt" fo:font-weight="normal" style:font-size-asian="12pt" style:font-weight-asian="normal" style:font-size-complex="12pt" style:font-weight-complex="normal"/>
    </style:style>
    <style:style style:name="T138" style:family="text">
      <style:text-properties fo:font-size="12pt" fo:font-weight="normal" officeooo:rsid="00087faf" style:font-size-asian="12pt" style:font-weight-asian="normal" style:font-size-complex="12pt" style:font-weight-complex="normal"/>
    </style:style>
    <style:style style:name="T139" style:family="text">
      <style:text-properties fo:font-size="12pt" fo:font-weight="normal" officeooo:rsid="00117350" style:font-size-asian="12pt" style:font-weight-asian="normal" style:font-size-complex="12pt" style:font-weight-complex="normal"/>
    </style:style>
    <style:style style:name="T140" style:family="text">
      <style:text-properties fo:font-size="12pt" fo:font-weight="normal" officeooo:rsid="00128e39" style:font-size-asian="12pt" style:font-weight-asian="normal" style:font-size-complex="12pt" style:font-weight-complex="normal"/>
    </style:style>
    <style:style style:name="T141" style:family="text">
      <style:text-properties fo:font-size="12pt" fo:font-weight="normal" officeooo:rsid="0013382e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013382e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016f5de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officeooo:rsid="0016f5de" style:font-size-asian="12pt" style:font-weight-asian="normal" style:font-size-complex="12pt" style:font-weight-complex="normal"/>
    </style:style>
    <style:style style:name="T145" style:family="text">
      <style:text-properties fo:font-size="12pt" fo:font-weight="normal" officeooo:rsid="001774f5" style:font-size-asian="12pt" style:font-weight-asian="normal" style:font-size-complex="12pt" style:font-weight-complex="normal"/>
    </style:style>
    <style:style style:name="T146" style:family="text">
      <style:text-properties fo:font-size="12pt" fo:font-weight="normal" officeooo:rsid="00394981" style:font-size-asian="12pt" style:font-weight-asian="normal" style:font-size-complex="12pt" style:font-weight-complex="normal"/>
    </style:style>
    <style:style style:name="T147" style:family="text">
      <style:text-properties fo:font-size="12pt" fo:font-weight="normal" officeooo:rsid="003db944" style:font-size-asian="12pt" style:font-weight-asian="normal" style:font-size-complex="12pt" style:font-weight-complex="normal"/>
    </style:style>
    <style:style style:name="T148" style:family="text">
      <style:text-properties fo:font-size="12pt" fo:font-weight="normal" officeooo:rsid="00421de4" style:font-size-asian="12pt" style:font-weight-asian="normal" style:font-size-complex="12pt" style:font-weight-complex="normal"/>
    </style:style>
    <style:style style:name="T149" style:family="text">
      <style:text-properties fo:font-size="12pt" fo:font-weight="normal" officeooo:rsid="004379f6" style:font-size-asian="12pt" style:font-weight-asian="normal" style:font-size-complex="12pt" style:font-weight-complex="normal"/>
    </style:style>
    <style:style style:name="T150" style:family="text">
      <style:text-properties fo:font-size="12pt" fo:font-weight="normal" officeooo:rsid="004565a2" style:font-size-asian="12pt" style:font-weight-asian="normal" style:font-size-complex="12pt" style:font-weight-complex="normal"/>
    </style:style>
    <style:style style:name="T151" style:family="text">
      <style:text-properties fo:font-size="12pt" fo:font-weight="normal" officeooo:rsid="0048b4b6" style:font-size-asian="12pt" style:font-weight-asian="normal" style:font-size-complex="12pt" style:font-weight-complex="normal"/>
    </style:style>
    <style:style style:name="T152" style:family="text">
      <style:text-properties fo:font-size="12pt" fo:font-weight="normal" officeooo:rsid="00769719" fo:background-color="#ffffff" loext:char-shading-value="0" style:font-size-asian="12pt" style:font-weight-asian="normal" style:font-size-complex="12pt" style:font-weight-complex="normal"/>
    </style:style>
    <style:style style:name="T153" style:family="text">
      <style:text-properties fo:font-size="12pt" officeooo:rsid="001774f5" fo:background-color="#ffffff" loext:char-shading-value="0" style:font-size-asian="12pt" style:font-size-complex="12pt"/>
    </style:style>
    <style:style style:name="T154" style:family="text">
      <style:text-properties fo:font-size="12pt" officeooo:rsid="007173ac" fo:background-color="#ffffff" loext:char-shading-value="0" style:font-size-asian="12pt" style:font-weight-asian="normal" style:font-size-complex="12pt" style:font-weight-complex="normal"/>
    </style:style>
    <style:style style:name="T155" style:family="text">
      <style:text-properties officeooo:rsid="00057aac"/>
    </style:style>
    <style:style style:name="T156" style:family="text">
      <style:text-properties fo:font-size="14pt" style:font-size-asian="14pt" style:font-size-complex="14pt"/>
    </style:style>
    <style:style style:name="T157" style:family="text">
      <style:text-properties fo:font-size="14pt" officeooo:rsid="00059b4d" style:font-size-asian="14pt" style:font-size-complex="14pt"/>
    </style:style>
    <style:style style:name="T158" style:family="text">
      <style:text-properties fo:font-size="14pt" fo:font-weight="bold" officeooo:rsid="00224b3d" style:font-size-asian="14pt" style:font-weight-asian="bold" style:font-size-complex="14pt" style:font-weight-complex="bold"/>
    </style:style>
    <style:style style:name="T159" style:family="text">
      <style:text-properties fo:font-size="14pt" fo:font-weight="bold" officeooo:rsid="0050d7ed" style:font-size-asian="14pt" style:font-weight-asian="bold" style:font-size-complex="14pt" style:font-weight-complex="bold"/>
    </style:style>
    <style:style style:name="T160" style:family="text">
      <style:text-properties fo:font-size="14pt" fo:font-weight="bold" officeooo:rsid="00520dbe" style:font-size-asian="14pt" style:font-weight-asian="bold" style:font-size-complex="14pt" style:font-weight-complex="bold"/>
    </style:style>
    <style:style style:name="T161" style:family="text">
      <style:text-properties fo:font-size="14pt" fo:font-weight="bold" officeooo:rsid="006f35d5" style:font-size-asian="14pt" style:font-weight-asian="bold" style:font-size-complex="14pt" style:font-weight-complex="bold"/>
    </style:style>
    <style:style style:name="T162" style:family="text">
      <style:text-properties style:font-name="Droid Sans Mono" fo:font-size="12pt" fo:font-weight="bold" officeooo:rsid="001cc177" style:font-size-asian="12pt" style:font-weight-asian="bold" style:font-size-complex="12pt" style:font-weight-complex="bold"/>
    </style:style>
    <style:style style:name="T163" style:family="text">
      <style:text-properties style:font-name="Droid Sans Mono" fo:font-size="12pt" fo:font-weight="normal" officeooo:rsid="0013382e" style:font-size-asian="12pt" style:font-weight-asian="normal" style:font-size-complex="12pt" style:font-weight-complex="normal"/>
    </style:style>
    <style:style style:name="T164" style:family="text">
      <style:text-properties style:font-name="Droid Sans Mono" fo:font-size="12pt" fo:font-weight="normal" officeooo:rsid="0016f5de" style:font-size-asian="12pt" style:font-weight-asian="normal" style:font-size-complex="12pt" style:font-weight-complex="normal"/>
    </style:style>
    <style:style style:name="T165" style:family="text">
      <style:text-properties style:font-name="Droid Sans Mono" fo:font-size="12pt" officeooo:rsid="001774f5" fo:background-color="#ffffff" loext:char-shading-value="0" style:font-size-asian="12pt" style:font-size-complex="12pt"/>
    </style:style>
    <style:style style:name="T166" style:family="text">
      <style:text-properties style:font-name="Droid Sans Mono" fo:font-size="12pt" officeooo:rsid="001a2651" style:font-size-asian="12pt" style:font-size-complex="12pt"/>
    </style:style>
    <style:style style:name="T167" style:family="text">
      <style:text-properties style:font-name="Droid Sans Mono" fo:font-size="10.5pt"/>
    </style:style>
    <style:style style:name="T168" style:family="text">
      <style:text-properties fo:background-color="#ffffff" loext:char-shading-value="0"/>
    </style:style>
    <style:style style:name="T169" style:family="text">
      <style:text-properties officeooo:rsid="008bfae5" fo:background-color="#ffffff" loext:char-shading-value="0"/>
    </style:style>
    <style:style style:name="T170" style:family="text">
      <style:text-properties officeooo:rsid="0091d31b" fo:background-color="#ffffff" loext:char-shading-value="0"/>
    </style:style>
    <style:style style:name="T171" style:family="text">
      <style:text-properties officeooo:rsid="0092f7ad" fo:background-color="#ffffff" loext:char-shading-value="0" style:font-weight-asian="normal" style:font-weight-complex="normal"/>
    </style:style>
    <style:style style:name="T172" style:family="text"/>
    <style:style style:name="T173" style:family="text">
      <style:text-properties officeooo:rsid="000a6f2f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officeooo:rsid="000f983e"/>
    </style:style>
    <style:style style:name="T176" style:family="text">
      <style:text-properties style:font-size-asian="10pt" style:font-size-complex="10pt"/>
    </style:style>
    <style:style style:name="T177" style:family="text">
      <style:text-properties fo:color="#ff0000" fo:font-size="13pt" fo:font-weight="bold" officeooo:rsid="0093f73e" fo:background-color="#ffffff" loext:char-shading-value="0" style:font-size-asian="13pt" style:font-weight-asian="bold" style:font-size-complex="13pt" style:font-weight-complex="bold"/>
    </style:style>
    <style:style style:name="T178" style:family="text">
      <style:text-properties officeooo:rsid="00be078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Universidade Federal de Uberlândia</text:p>
      <text:p text:style-name="Subtitle">Faculdade de computação </text:p>
      <text:p text:style-name="Subtitle">Curso de Ciências da computação</text:p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8">Maycon <text:span text:style-name="T1">D</text:span>ouglas <text:span text:style-name="T1">B</text:span>atista <text:span text:style-name="T1">D</text:span>os <text:span text:style-name="T1">S</text:span>antos <text:span text:style-name="T8">11921</text:span><text:span text:style-name="T178">BSI</text:span><text:span text:style-name="T8">209</text:span></text:p>
      <text:p text:style-name="P38">&amp;</text:p>
      <text:p text:style-name="P38"><text:span text:style-name="T1">S</text:span>ávio <text:span text:style-name="T1">D</text:span>ias <text:span text:style-name="T1">A</text:span>raújo <text:span text:style-name="T178">BSI 11921BSI234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Estudo sobre árvores AVL de busca aplicado ao dicionário de palavras</text:p>
      <text:p text:style-name="P39"/>
      <text:p text:style-name="P39"/>
      <text:p text:style-name="P39"><text:page-number text:select-page="current">1</text:page-number></text:p>
      <text:p text:style-name="P40"><text:soft-page-break/>Resumo</text:p>
      <text:p text:style-name="P40">Este trabalho tem como função pesquisar e implementar um programa em linguagem C afim de simular um dicionário implementando na estrutura de uma árvore AVL tendo como chave a palavra e guardando também a classificação e o significado fim de reduzir principalmente a o tempo de busca. <text:s/></text:p>
      <text:p text:style-name="P41">Palavras chaves: <text:span text:style-name="T2">Árvore AVL, Estrutura de dados tipo dicionário.</text:span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37"><text:span text:style-name="T5"/></text:p>
      <text:h text:style-name="P1" text:outline-level="3"><text:soft-page-break/><text:span text:style-name="T88">1<text:tab/><text:tab/><text:tab/><text:tab/><text:tab/><text:tab/></text:span><text:span text:style-name="T156">Introdução</text:span></text:h>
      <text:p text:style-name="P43">1.1 <text:span text:style-name="T155">O</text:span><text:span text:style-name="T89"> que é árvores AVL</text:span></text:p>
      <text:p text:style-name="P42"><text:span text:style-name="T9"><text:tab/></text:span><text:span text:style-name="T10">Árvore AVL é uma árvore binária de busca balanceada, ou seja, uma árvore balanceada são as árvores que minimizam o número de comparações efetuadas no pior caso para uma busca com chaves de probabilidades de ocorrências idênticas</text:span></text:p>
      <text:p text:style-name="P43"><text:span text:style-name="T10">1.2 </text:span><text:span text:style-name="T11">complexidade de uma árvore avl</text:span></text:p>
      <text:p text:style-name="Text_20_body"><text:tab/><text:span text:style-name="T70">As operações de busca, inserção e remoção de elementos possuem complexidade</text:span><draw:frame draw:style-name="fr1" draw:name="Moldura1" text:anchor-type="char" svg:width="0.041cm" draw:z-index="0"><draw:text-box fo:min-height="0.041cm"><text:p text:style-name="Text_20_body"/></draw:text-box></draw:frame><text:span text:style-name="T70"> </text:span><text:span text:style-name="T70"><draw:frame draw:style-name="fr2" draw:name="Objeto1" text:anchor-type="as-char" svg:y="-0.386cm" svg:width="1.822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0">(no qual </text:span><text:span text:style-name="T71">N </text:span><text:span text:style-name="T70">é o número de elementos da árvore), que são aplicados a árvore de busca binária.</text:span></text:p>
      <text:p text:style-name="Text_20_body"><text:span text:style-name="T70"/></text:p>
      <text:h text:style-name="Heading_20_1" text:outline-level="1"><text:span text:style-name="T72">2 </text:span><text:span text:style-name="T70"><text:tab/><text:tab/><text:tab/><text:tab/></text:span><text:span text:style-name="T157">Lógica e Estrutura do programa</text:span></text:h>
      <text:p text:style-name="P44">2.1 E<text:span text:style-name="T89">strutura </text:span></text:p>
      <text:p text:style-name="P44"><text:span text:style-name="T115"><text:tab/></text:span><text:span text:style-name="T137">O programa foi estruturado com 4 pastas dentro do arquivo </text:span><text:span text:style-name="T115">trabTree</text:span><text:span text:style-name="T137"> são elas:</text:span></text:p>
      <text:list xml:id="list545010865" text:style-name="L1">
        <text:list-item>
          <text:p text:style-name="P45"><text:span text:style-name="T137">Árvore onde temos todos os arquivos o que contem todas as funções do tipo árvore avl;</text:span></text:p>
        </text:list-item>
        <text:list-item>
          <text:p text:style-name="P46"><text:span text:style-name="T137">Dados onde ficam as estruturas de entrada e saída para arquivos alem dos arquivos textos a serem lidos;</text:span></text:p>
        </text:list-item>
        <text:list-item>
          <text:p text:style-name="P46"><text:span text:style-name="T137">Fila que contes uma estrutura de dado auxiliar do tipo fila para uso dentro das funções de percurso dentro da nossa árvore avl;</text:span></text:p>
        </text:list-item>
        <text:list-item>
          <text:p text:style-name="P46"><text:span text:style-name="T137">lista a nossa outra estrutura do tipo lista que precisaremos usar afim de comparação para podermos ter um pouco mais noção da diferença de tempo gasto entre a árvore a a lista</text:span></text:p>
        </text:list-item>
        <text:list-item>
          <text:p text:style-name="P46"><text:span text:style-name="T137">Retornos.h onde ficam todos as variáveis auxiliares que nos ajudam a entender o que esta acontecendo e os dados usados pela avl e lista;</text:span></text:p>
        </text:list-item>
        <text:list-item>
          <text:p text:style-name="P46"><text:span text:style-name="T137">Teste.h com algum funcionas prontas para testar determinadas funções das nossas estrutura de dados;</text:span></text:p>
        </text:list-item>
        <text:list-item>
          <text:p text:style-name="P47"><text:span text:style-name="T137">main.c onde realmente começa nosso programa;</text:span></text:p>
        </text:list-item>
        <text:list-item>
          <text:p text:style-name="P47"><text:span text:style-name="T137">MAKEFILE estrutura pra facilitar a compilação do programa. </text:span></text:p>
        </text:list-item>
      </text:list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pan text:style-name="T137"/></text:p>
      <text:p text:style-name="P48"><text:soft-page-break/><text:span text:style-name="T137">2.2 </text:span><text:span text:style-name="T115">Códigos estrutura avl</text:span></text:p>
      <text:p text:style-name="P48"><text:span text:style-name="T73"><text:tab/>2.2.1 </text:span><text:span text:style-name="T76">construtor e estruturas do <text:s/>tipo avl</text:span></text:p>
      <text:p text:style-name="P69"><text:span text:style-name="T77"><text:tab/><text:tab/></text:span><text:span text:style-name="T74">Aqui guardamos os dados da nossa estrutura no campo informação temos a nosso <text:tab/>campo chave que é usada para comparação, altura e os ponteiros para esquerda e direita: <text:tab/></text:span><text:span text:style-name="T82">struct AVL_Node</text:span></text:p>
      <text:p text:style-name="P5"><text:tab/><text:tab/>{</text:p>
      <text:p text:style-name="P5"><text:tab/><text:tab/><text:tab/>char chave[SIZE_CHAR];</text:p>
      <text:p text:style-name="P5"><text:tab/><text:tab/><text:tab/>struct DADO infor;</text:p>
      <text:p text:style-name="P5"><text:tab/><text:tab/><text:tab/>int altura;</text:p>
      <text:p text:style-name="P25"/>
      <text:p text:style-name="P5"><text:tab/><text:tab/><text:tab/>struct AVL_Node *esq;</text:p>
      <text:p text:style-name="P5"><text:tab/><text:tab/><text:tab/>struct AVL_Node *dir;</text:p>
      <text:p text:style-name="P5"><text:tab/><text:tab/>};</text:p>
      <text:p text:style-name="P6"><text:tab/><text:tab/></text:p>
      <text:p text:style-name="P6"><text:tab/><text:tab/>AVL_Tree* constructor_AVL_Tree (void)</text:p>
      <text:p text:style-name="P5"><text:tab/><text:tab/>{</text:p>
      <text:p text:style-name="P5"><text:tab/><text:tab/><text:tab/>AVL_Tree *raiz = (AVL_Tree*) malloc (sizeof(AVL_Tree));</text:p>
      <text:p text:style-name="P25"/>
      <text:p text:style-name="P5"><text:tab/><text:tab/><text:tab/>if(raiz != NULL)</text:p>
      <text:p text:style-name="P5"><text:tab/><text:tab/><text:tab/>{</text:p>
      <text:p text:style-name="P5"><text:tab/><text:tab/><text:tab/><text:tab/>*(raiz) = NULL;</text:p>
      <text:p text:style-name="P5"><text:tab/><text:tab/><text:tab/>}</text:p>
      <text:p text:style-name="P5"><text:tab/><text:tab/>return raiz;</text:p>
      <text:p text:style-name="P2">}</text:p>
      <text:p text:style-name="P6"/>
      <text:p text:style-name="P70"><text:span text:style-name="T77"><text:tab/></text:span><text:span text:style-name="T74">2.2.2 </text:span><text:span text:style-name="T78">Funções auxiliares</text:span></text:p>
      <text:p text:style-name="P70"><text:span text:style-name="T81"><text:tab/><text:tab/>int altura_node (struct AVL_Node *node)</text:span></text:p>
      <text:p text:style-name="P5"><text:tab/><text:tab/>{</text:p>
      <text:p text:style-name="P7"><text:tab/><text:tab/><text:tab/>if(node == NULL)</text:p>
      <text:p text:style-name="P7"><text:tab/><text:tab/><text:tab/><text:tab/>return INVALID_POINTER;</text:p>
      <text:p text:style-name="P5"><text:tab/><text:tab/><text:tab/>else</text:p>
      <text:p text:style-name="P5"><text:tab/><text:tab/><text:tab/><text:tab/>return node-&gt;altura;</text:p>
      <text:p text:style-name="P5"><text:tab/><text:tab/>}</text:p>
      <text:p text:style-name="P25"/>
      <text:p text:style-name="P5"><text:tab/><text:tab/>int fator_balanceamento_node (struct AVL_Node *node)</text:p>
      <text:p text:style-name="P5"><text:tab/><text:tab/>{</text:p>
      <text:p text:style-name="P5"><text:tab/><text:tab/><text:tab/>return labs(altura_node(node-&gt;esq) - altura_node(node-&gt;dir));</text:p>
      <text:p text:style-name="P5"><text:tab/><text:tab/>}</text:p>
      <text:p text:style-name="P25"/>
      <text:p text:style-name="P5"><text:tab/><text:tab/>int maior (int x,int y){return x &gt; y ? x : y; }</text:p>
      <text:p text:style-name="P5"/>
      <text:p text:style-name="P5"><text:tab/><text:span text:style-name="T173">2.2.3 </text:span><text:span text:style-name="T3">funções de rotação</text:span></text:p>
      <text:p text:style-name="P4"><text:span text:style-name="T172"><text:tab/><text:tab/></text:span><text:span text:style-name="T174">void Rotacao_SimpDir (AVL_Tree *A)</text:span></text:p>
      <text:p text:style-name="P23"><text:tab/><text:tab/>{</text:p>
      <text:p text:style-name="P23"><text:tab/><text:tab/><text:tab/>struct AVL_Node *B;</text:p>
      <text:p text:style-name="P27"/>
      <text:p text:style-name="P23"><text:tab/><text:tab/><text:tab/>B = (*A)-&gt;esq;</text:p>
      <text:p text:style-name="P27"><text:soft-page-break/></text:p>
      <text:p text:style-name="P23"><text:tab/><text:tab/><text:tab/>(*A)-&gt;esq = B-&gt;dir;</text:p>
      <text:p text:style-name="P27"/>
      <text:p text:style-name="P23"><text:tab/><text:tab/><text:tab/>B-&gt;dir = *A;</text:p>
      <text:p text:style-name="P27"/>
      <text:p text:style-name="P23"><text:tab/><text:tab/><text:tab/>(*A)-&gt;altura = maior(altura_node((*A)-&gt;esq), altura_node((*A)-&gt;dir)) +1;</text:p>
      <text:p text:style-name="P27"/>
      <text:p text:style-name="P23"><text:tab/><text:tab/><text:tab/>B-&gt;altura = maior(altura_node(B-&gt;esq), (*A)-&gt;altura) +1;</text:p>
      <text:p text:style-name="P27"/>
      <text:p text:style-name="P23"><text:tab/><text:tab/><text:tab/>(*A) = B;</text:p>
      <text:p text:style-name="P23"><text:tab/><text:tab/>} // LL</text:p>
      <text:p text:style-name="P23"/>
      <text:p text:style-name="P23"><text:tab/><text:tab/>void Rotacao_SimpEsq (AVL_Tree *A)</text:p>
      <text:p text:style-name="P23"><text:tab/><text:tab/>{</text:p>
      <text:p text:style-name="P23"><text:tab/><text:tab/><text:tab/>struct AVL_Node *B;</text:p>
      <text:p text:style-name="P23"><text:tab/><text:tab/><text:tab/>B = (*A)-&gt;dir;</text:p>
      <text:p text:style-name="P27"/>
      <text:p text:style-name="P23"><text:tab/><text:tab/><text:tab/>(*A)-&gt;dir = B-&gt;esq;</text:p>
      <text:p text:style-name="P27"/>
      <text:p text:style-name="P23"><text:tab/><text:tab/><text:tab/>B-&gt;esq = (*A);</text:p>
      <text:p text:style-name="P27"/>
      <text:p text:style-name="P23"><text:tab/><text:tab/><text:tab/>(*A)-&gt;altura = maior (altura_node((*A)-&gt;esq), altura_node((*A)-&gt;dir)) +1;</text:p>
      <text:p text:style-name="P27"/>
      <text:p text:style-name="P23"><text:tab/><text:tab/><text:tab/>B-&gt;altura = maior (altura_node(B-&gt;dir), (*A)-&gt;altura) +1;</text:p>
      <text:p text:style-name="P27"/>
      <text:p text:style-name="P23"><text:tab/><text:tab/><text:tab/>(*A) = B;</text:p>
      <text:p text:style-name="P23"><text:tab/><text:tab/>} // RR</text:p>
      <text:p text:style-name="P23"/>
      <text:p text:style-name="P24"><text:span text:style-name="T176"><text:tab/><text:tab/></text:span><text:span text:style-name="T87">void Rotacao_DupDir (AVL_Tree *A)</text:span></text:p>
      <text:p text:style-name="P5"><text:tab/><text:tab/>{</text:p>
      <text:p text:style-name="P5"><text:tab/><text:tab/><text:tab/>Rotacao_SimpEsq (&amp;(*A)-&gt;esq);</text:p>
      <text:p text:style-name="P5"><text:tab/><text:tab/><text:tab/>Rotacao_SimpDir (A);</text:p>
      <text:p text:style-name="P5"><text:tab/><text:tab/>} // LR</text:p>
      <text:p text:style-name="P23"/>
      <text:p text:style-name="P24"><text:span text:style-name="T176"><text:tab/><text:tab/></text:span><text:span text:style-name="T87">void Rotacao_DupEsq (AVL_Tree *A)</text:span></text:p>
      <text:p text:style-name="P5"><text:tab/><text:tab/>{</text:p>
      <text:p text:style-name="P5"><text:tab/><text:tab/><text:tab/>Rotacao_SimpDir (&amp;(*A)-&gt;dir);</text:p>
      <text:p text:style-name="P5"><text:tab/><text:tab/><text:tab/>Rotacao_SimpEsq (A);</text:p>
      <text:p text:style-name="P5"><text:tab/><text:tab/>} // RL</text:p>
      <text:p text:style-name="P23"/>
      <text:p text:style-name="P23"/>
      <text:p text:style-name="P5"><text:tab/><text:span text:style-name="T175">2.2.4 </text:span><text:span text:style-name="T4">Função de inserção</text:span></text:p>
      <text:p text:style-name="P50"><text:span text:style-name="T138"><text:tab/><text:tab/></text:span><text:span text:style-name="T139">A inserção e dividida em duas partes primeira recursivamente procurar o local <text:tab/>correto de inserção </text:span><text:span text:style-name="T140">movendo de através dos ponteiros de esquerda e direita, logo após temos <text:tab/>o </text:span><text:span text:style-name="T141">backtracking ajustando nossa avl atualizando a altura e rotacionando para que ela continue <text:tab/>balanceada.</text:span></text:p>
      <text:p text:style-name="P49"><text:span text:style-name="T142"><text:tab/><text:tab/></text:span><text:span text:style-name="T163">int insere_AVL_Tree (AVL_Tree *raiz, char chave[],struct DADO infor)</text:span></text:p>
      <text:p text:style-name="P5"><text:tab/><text:tab/>{</text:p>
      <text:p text:style-name="P5"><text:tab/><text:tab/><text:tab/>int retorno;</text:p>
      <text:p text:style-name="P5"><text:soft-page-break/><text:tab/><text:tab/>if(*raiz == NULL)</text:p>
      <text:p text:style-name="P5"><text:tab/><text:tab/>{</text:p>
      <text:p text:style-name="P5"><text:tab/><text:tab/><text:tab/>struct AVL_Node *novo = (struct AVL_Node*) malloc (sizeof(struct AVL_Node));</text:p>
      <text:p text:style-name="P25"/>
      <text:p text:style-name="P5"><text:tab/><text:tab/><text:tab/>if(novo == NULL) return OUT_NOT_MEMORY;</text:p>
      <text:p text:style-name="P25"/>
      <text:p text:style-name="P5"><text:tab/><text:tab/><text:tab/>strcpy(novo-&gt;chave, chave);</text:p>
      <text:p text:style-name="P5"><text:tab/><text:tab/><text:tab/>novo-&gt;infor = infor;</text:p>
      <text:p text:style-name="P5"><text:tab/><text:tab/><text:tab/>novo-&gt;esq = NULL;</text:p>
      <text:p text:style-name="P5"><text:tab/><text:tab/><text:tab/>novo-&gt;dir = NULL;</text:p>
      <text:p text:style-name="P5"><text:tab/><text:tab/><text:tab/>novo-&gt;altura = 0;</text:p>
      <text:p text:style-name="P5"><text:tab/><text:tab/><text:tab/>*raiz = novo;</text:p>
      <text:p text:style-name="P25"/>
      <text:p text:style-name="P5"><text:tab/><text:tab/><text:tab/>return SUCCESS;</text:p>
      <text:p text:style-name="P5"><text:tab/><text:tab/>}</text:p>
      <text:p text:style-name="P25"/>
      <text:p text:style-name="P5"><text:tab/><text:tab/>struct AVL_Node *atual = *raiz;</text:p>
      <text:p text:style-name="P25"/>
      <text:p text:style-name="P5"><text:tab/><text:tab/>if(strcasecmp(chave, atual-&gt;chave ) &lt; 0)</text:p>
      <text:p text:style-name="P5"><text:tab/><text:tab/>{</text:p>
      <text:p text:style-name="P5"><text:tab/><text:tab/><text:tab/>retorno = insere_AVL_Tree(&amp;(atual-&gt;esq), chave, infor);</text:p>
      <text:p text:style-name="P25"/>
      <text:p text:style-name="P5"><text:tab/><text:tab/><text:tab/>if(retorno == 1)</text:p>
      <text:p text:style-name="P5"><text:tab/><text:tab/><text:tab/>{</text:p>
      <text:p text:style-name="P5"><text:tab/><text:tab/><text:tab/><text:tab/>if(fator_balanceamento_node (atual) &gt;= 2)</text:p>
      <text:p text:style-name="P5"><text:tab/><text:tab/><text:tab/><text:tab/>{</text:p>
      <text:p text:style-name="P5"><text:tab/><text:tab/><text:tab/><text:tab/><text:tab/>if(strcasecmp(chave, (*raiz)-&gt;esq-&gt;chave) &lt; 0)</text:p>
      <text:p text:style-name="P5"><text:tab/><text:tab/><text:tab/><text:tab/><text:tab/>{</text:p>
      <text:p text:style-name="P5"><text:tab/><text:tab/><text:tab/><text:tab/><text:tab/><text:tab/>Rotacao_SimpDir (raiz); // ll simples direita</text:p>
      <text:p text:style-name="P5"><text:tab/><text:tab/><text:tab/><text:tab/><text:tab/>}</text:p>
      <text:p text:style-name="P5"><text:tab/><text:tab/><text:tab/><text:tab/><text:tab/>else</text:p>
      <text:p text:style-name="P5"><text:tab/><text:tab/><text:tab/><text:tab/><text:tab/>{</text:p>
      <text:p text:style-name="P5"><text:tab/><text:tab/><text:tab/><text:tab/><text:tab/><text:tab/>Rotacao_DupDir (raiz); // lr dupla direita</text:p>
      <text:p text:style-name="P5"><text:tab/><text:tab/><text:tab/><text:tab/><text:tab/>}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<text:tab/>else if(strcasecmp(chave, atual-&gt;chave) &gt; 0)</text:p>
      <text:p text:style-name="P5"><text:tab/><text:tab/>{</text:p>
      <text:p text:style-name="P5"><text:tab/><text:tab/><text:tab/>retorno = insere_AVL_Tree(&amp;(atual-&gt;dir), chave, infor);</text:p>
      <text:p text:style-name="P25"/>
      <text:p text:style-name="P5"><text:tab/><text:tab/><text:tab/>if(retorno == 1)</text:p>
      <text:p text:style-name="P5"><text:tab/><text:tab/><text:tab/>{</text:p>
      <text:p text:style-name="P5"><text:tab/><text:tab/><text:tab/><text:tab/>if(fator_balanceamento_node(atual) &gt;= 2)</text:p>
      <text:p text:style-name="P5"><text:tab/><text:tab/><text:tab/><text:tab/>{</text:p>
      <text:p text:style-name="P5"><text:tab/><text:tab/><text:tab/><text:tab/><text:tab/>if(strcasecmp(chave, (*raiz)-&gt;dir-&gt;chave) &gt; 0)</text:p>
      <text:p text:style-name="P5"><text:tab/><text:tab/><text:tab/><text:tab/><text:tab/>{</text:p>
      <text:p text:style-name="P5"><text:tab/><text:tab/><text:tab/><text:tab/><text:tab/><text:tab/>Rotacao_SimpEsq (raiz); // rr simpes esquerda</text:p>
      <text:p text:style-name="P5"><text:tab/><text:tab/><text:tab/><text:tab/><text:tab/>}</text:p>
      <text:p text:style-name="P5"><text:tab/><text:tab/><text:tab/><text:tab/><text:tab/>else</text:p>
      <text:p text:style-name="P5"><text:soft-page-break/><text:tab/><text:tab/><text:tab/><text:tab/><text:tab/>{</text:p>
      <text:p text:style-name="P5"><text:tab/><text:tab/><text:tab/><text:tab/><text:tab/><text:tab/>Rotacao_DupEsq (raiz); // rl dupla direita</text:p>
      <text:p text:style-name="P5"><text:tab/><text:tab/><text:tab/><text:tab/><text:tab/>}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return INVALID_OPERATION;</text:p>
      <text:p text:style-name="P5"><text:tab/><text:tab/>}</text:p>
      <text:p text:style-name="P5"><text:tab/><text:tab/>atual-&gt;altura = maior(altura_node(atual-&gt;esq), altura_node(atual-&gt;dir)) + 1;</text:p>
      <text:p text:style-name="P25"/>
      <text:p text:style-name="P5"><text:tab/><text:tab/>return retorno;</text:p>
      <text:p text:style-name="P5"><text:tab/><text:tab/>}</text:p>
      <text:p text:style-name="P50"><text:span text:style-name="T141"/></text:p>
      <text:p text:style-name="P50"><text:span text:style-name="T141"><text:tab/></text:span><text:span text:style-name="T143">2.2.5 </text:span><text:span text:style-name="T116">função de busca</text:span></text:p>
      <text:p text:style-name="P50"><text:span text:style-name="T116"><text:tab/><text:tab/></text:span><text:span text:style-name="T143">A função de busca eu recebo uma chave e percorro minha árvore avl <text:s/>se minha chave <text:tab/>for menor que meu elemento atual eu vou para esquerda, se não se for maior eu vou para <text:tab/>direita, se não ou seja igual eu retorno ele, mais se ele passou por todos não existe mais nó e <text:tab/>não encontrou e por que aquela chave não existe.</text:span></text:p>
      <text:p text:style-name="P49"><text:span text:style-name="T144"><text:tab/><text:tab/></text:span><text:span text:style-name="T164">struct DADO busca_AVL_Tree (const AVL_Tree *tree, char chave[])</text:span></text:p>
      <text:p text:style-name="P5"><text:tab/><text:tab/>{</text:p>
      <text:p text:style-name="P5"><text:tab/><text:tab/><text:tab/>struct DADO dados;</text:p>
      <text:p text:style-name="P5"><text:tab/><text:tab/><text:tab/>strcpy(dados.palavra, "Null\n\0");</text:p>
      <text:p text:style-name="P5"><text:tab/><text:tab/><text:tab/>strcpy(dados.classificacao, "Null\n\0");</text:p>
      <text:p text:style-name="P5"><text:tab/><text:tab/><text:tab/>strcpy(dados.significado, "Null\n\0");</text:p>
      <text:p text:style-name="P25"/>
      <text:p text:style-name="P5"><text:tab/><text:tab/><text:tab/>if(tree != NULL &amp;&amp; (*tree) != NULL)</text:p>
      <text:p text:style-name="P5"><text:tab/><text:tab/><text:tab/>{</text:p>
      <text:p text:style-name="P5"><text:tab/><text:tab/><text:tab/><text:tab/>struct AVL_Node *aux = *(tree);</text:p>
      <text:p text:style-name="P25"/>
      <text:p text:style-name="P5"><text:tab/><text:tab/><text:tab/><text:tab/>while(aux != NULL)</text:p>
      <text:p text:style-name="P5"><text:tab/><text:tab/><text:tab/><text:tab/>{</text:p>
      <text:p text:style-name="P5"><text:tab/><text:tab/><text:tab/><text:tab/><text:tab/>if(strcasecmp(chave, aux-&gt;chave) &lt; 0)</text:p>
      <text:p text:style-name="P5"><text:tab/><text:tab/><text:tab/><text:tab/><text:tab/>{</text:p>
      <text:p text:style-name="P5"><text:tab/><text:tab/><text:tab/><text:tab/><text:tab/><text:tab/>aux = aux-&gt;esq;</text:p>
      <text:p text:style-name="P5"><text:tab/><text:tab/><text:tab/><text:tab/><text:tab/>}</text:p>
      <text:p text:style-name="P5"><text:tab/><text:tab/><text:tab/><text:tab/><text:tab/>else if(strcasecmp(chave, aux-&gt;chave) &gt; 0)</text:p>
      <text:p text:style-name="P5"><text:tab/><text:tab/><text:tab/><text:tab/><text:tab/>{</text:p>
      <text:p text:style-name="P5"><text:tab/><text:tab/><text:tab/><text:tab/><text:tab/><text:tab/>aux = aux-&gt;dir;</text:p>
      <text:p text:style-name="P5"><text:tab/><text:tab/><text:tab/><text:tab/><text:tab/>}</text:p>
      <text:p text:style-name="P5"><text:tab/><text:tab/><text:tab/><text:tab/><text:tab/>else</text:p>
      <text:p text:style-name="P5"><text:tab/><text:tab/><text:tab/><text:tab/><text:tab/>{</text:p>
      <text:p text:style-name="P5"><text:tab/><text:tab/><text:tab/><text:tab/><text:tab/><text:tab/>dados = aux-&gt;infor;</text:p>
      <text:p text:style-name="P5"><text:tab/><text:tab/><text:tab/><text:tab/><text:tab/><text:tab/>break;</text:p>
      <text:p text:style-name="P5"><text:tab/><text:tab/><text:tab/><text:tab/><text:tab/>}</text:p>
      <text:p text:style-name="P5"><text:tab/><text:tab/><text:tab/><text:tab/>}</text:p>
      <text:p text:style-name="P5"><text:tab/><text:tab/><text:tab/>}</text:p>
      <text:p text:style-name="P25"><text:soft-page-break/><text:tab/></text:p>
      <text:p text:style-name="P5"><text:tab/><text:tab/><text:tab/>return dados;</text:p>
      <text:p text:style-name="P5"><text:tab/><text:tab/>}</text:p>
      <text:p text:style-name="P50"><text:span text:style-name="T143"/></text:p>
      <text:p text:style-name="P50"><text:span text:style-name="T143"><text:tab/></text:span><text:span text:style-name="T145">2.2.6 </text:span><text:span text:style-name="T117">funções de remoção</text:span></text:p>
      <text:p text:style-name="P69"><text:span text:style-name="T79"><text:tab/><text:tab/></text:span><text:span text:style-name="T145">A remoção em árvores AVL é similar à remoção em uma árvore binária de busca. <text:tab/>Entretanto, pode ser necessário o rebalanceamento da parte afetada pela remoção.</text:span></text:p>
      <text:list xml:id="list2656275830" text:style-name="L5">
        <text:list-item>
          <text:p text:style-name="P71"><text:span text:style-name="T75">Se p possui nenhum filho: remover p, rebalancear nós antecessores afetados, se <text:tab/>necessário.</text:span></text:p>
        </text:list-item>
        <text:list-item>
          <text:p text:style-name="P51"><text:span text:style-name="T90">Se p possui um filho: subir este filho, remover p, rebalancear antecessores, se necessário.</text:span></text:p>
        </text:list-item>
        <text:list-item>
          <text:p text:style-name="P52"><text:span text:style-name="T153">Se p possui dois filhos:</text:span></text:p>
          <text:list>
            <text:list-item>
              <text:p text:style-name="P52"><text:span text:style-name="T153"><text:s/>Encontrar o menor na subárvore à direita e substituir seu valor em p;</text:span></text:p>
            </text:list-item>
            <text:list-item>
              <text:p text:style-name="P52"><text:span text:style-name="T153"><text:s/>Executar a remoção do menor na subárvore à direita de p (este nó possuirá um ou nenhum filho); </text:span></text:p>
            </text:list-item>
            <text:list-item>
              <text:p text:style-name="P52"><text:span text:style-name="T153">Após a remoção do menor à direita, rebalancear p, caso necessário.</text:span></text:p>
            </text:list-item>
          </text:list>
        </text:list-item>
      </text:list>
      <text:p text:style-name="P53"><text:span text:style-name="T165">struct AVL_Node* procura_menor (struct AVL_Node *node)</text:span></text:p>
      <text:p text:style-name="P5">{</text:p>
      <text:p text:style-name="P5"><text:tab/>struct AVL_Node *aux = node;</text:p>
      <text:p text:style-name="P25"/>
      <text:p text:style-name="P5"><text:tab/>if(node != NULL)</text:p>
      <text:p text:style-name="P5"><text:tab/>{</text:p>
      <text:p text:style-name="P5"><text:tab/><text:tab/>while(aux-&gt;esq != NULL)</text:p>
      <text:p text:style-name="P5"><text:tab/><text:tab/>aux = aux-&gt;esq;</text:p>
      <text:p text:style-name="P5"><text:tab/>}</text:p>
      <text:p text:style-name="P25"/>
      <text:p text:style-name="P5"><text:tab/>return aux;</text:p>
      <text:p text:style-name="P5">}</text:p>
      <text:p text:style-name="P25"/>
      <text:p text:style-name="P5">int remove_AVL_Tree (AVL_Tree *raiz, char chave[])</text:p>
      <text:p text:style-name="P5">{</text:p>
      <text:p text:style-name="P5"><text:tab/>if(raiz == NULL || (*raiz) == NULL) return OUT_NOT_RANGE;</text:p>
      <text:p text:style-name="P25"/>
      <text:p text:style-name="P5"><text:tab/>int resposta;</text:p>
      <text:p text:style-name="P25"/>
      <text:p text:style-name="P5"><text:tab/>if(strcasecmp(chave, (*raiz)-&gt;chave) &lt; 0)</text:p>
      <text:p text:style-name="P5"><text:tab/>{</text:p>
      <text:p text:style-name="P5"><text:tab/><text:tab/>resposta = remove_AVL_Tree (&amp;(*raiz)-&gt;esq, chave);</text:p>
      <text:p text:style-name="P25"/>
      <text:p text:style-name="P5"><text:tab/><text:tab/>if(resposta == SUCCESS)</text:p>
      <text:p text:style-name="P5"><text:tab/><text:tab/>{</text:p>
      <text:p text:style-name="P5"><text:tab/><text:tab/><text:tab/>if(fator_balanceamento_node(*raiz) &gt;= 2)</text:p>
      <text:p text:style-name="P5"><text:tab/><text:tab/><text:tab/>{</text:p>
      <text:p text:style-name="P5"><text:soft-page-break/><text:tab/><text:tab/><text:tab/><text:tab/>if(altura_node((*raiz)-&gt;dir-&gt;esq) &lt;= altura_node((*raiz)-&gt;dir-&gt;dir))</text:p>
      <text:p text:style-name="P5"><text:tab/><text:tab/><text:tab/><text:tab/>{</text:p>
      <text:p text:style-name="P5"><text:tab/><text:tab/><text:tab/><text:tab/><text:tab/>Rotacao_SimpEsq (raiz);</text:p>
      <text:p text:style-name="P5"><text:tab/><text:tab/><text:tab/><text:tab/>}</text:p>
      <text:p text:style-name="P5"><text:tab/><text:tab/><text:tab/><text:tab/>else</text:p>
      <text:p text:style-name="P5"><text:tab/><text:tab/><text:tab/><text:tab/><text:tab/>Rotacao_DupEsq (raiz);</text:p>
      <text:p text:style-name="P5"><text:tab/><text:tab/><text:tab/>}</text:p>
      <text:p text:style-name="P5"><text:tab/><text:tab/>}</text:p>
      <text:p text:style-name="P5"><text:tab/>}<text:tab/></text:p>
      <text:p text:style-name="P5"><text:tab/>else if(strcasecmp(chave, (*raiz)-&gt;chave) &gt; 0)</text:p>
      <text:p text:style-name="P5"><text:tab/>{</text:p>
      <text:p text:style-name="P5"><text:tab/><text:tab/>resposta = remove_AVL_Tree(&amp;(*raiz)-&gt;dir, chave);</text:p>
      <text:p text:style-name="P25"/>
      <text:p text:style-name="P5"><text:tab/><text:tab/>if(resposta == SUCCESS)</text:p>
      <text:p text:style-name="P5"><text:tab/><text:tab/>{</text:p>
      <text:p text:style-name="P5"><text:tab/><text:tab/><text:tab/>if(fator_balanceamento_node(*raiz) &gt;= 2)</text:p>
      <text:p text:style-name="P5"><text:tab/><text:tab/><text:tab/>{</text:p>
      <text:p text:style-name="P5"><text:tab/><text:tab/><text:tab/><text:tab/>if(altura_node((*raiz)-&gt;esq-&gt;dir) &lt;= altura_node((*raiz)-&gt;esq-&gt;esq))</text:p>
      <text:p text:style-name="P5"><text:tab/><text:tab/><text:tab/><text:tab/>{</text:p>
      <text:p text:style-name="P5"><text:tab/><text:tab/><text:tab/><text:tab/><text:tab/>Rotacao_SimpDir(raiz);</text:p>
      <text:p text:style-name="P5"><text:tab/><text:tab/><text:tab/><text:tab/>}</text:p>
      <text:p text:style-name="P5"><text:tab/><text:tab/><text:tab/><text:tab/>else</text:p>
      <text:p text:style-name="P5"><text:tab/><text:tab/><text:tab/><text:tab/><text:tab/>Rotacao_DupDir(raiz);</text:p>
      <text:p text:style-name="P5"><text:tab/><text:tab/><text:tab/>}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if((*raiz)-&gt;esq == NULL || (*raiz)-&gt;dir == NULL)</text:p>
      <text:p text:style-name="P5"><text:tab/><text:tab/>{</text:p>
      <text:p text:style-name="P5"><text:tab/><text:tab/><text:tab/>struct AVL_Node *aux = (*raiz);</text:p>
      <text:p text:style-name="P25"><text:tab/></text:p>
      <text:p text:style-name="P5"><text:tab/><text:tab/><text:tab/>if((*raiz)-&gt;esq != NULL)</text:p>
      <text:p text:style-name="P5"><text:tab/><text:tab/><text:tab/>{</text:p>
      <text:p text:style-name="P5"><text:tab/><text:tab/><text:tab/><text:tab/>(*raiz) = (*raiz)-&gt;esq;</text:p>
      <text:p text:style-name="P5"><text:tab/><text:tab/><text:tab/>}</text:p>
      <text:p text:style-name="P5"><text:tab/><text:tab/><text:tab/>else</text:p>
      <text:p text:style-name="P5"><text:tab/><text:tab/><text:tab/><text:tab/>(*raiz) = (*raiz)-&gt;dir;</text:p>
      <text:p text:style-name="P5"><text:tab/><text:tab/><text:tab/>free(aux);</text:p>
      <text:p text:style-name="P5"><text:tab/><text:tab/>}</text:p>
      <text:p text:style-name="P5"><text:tab/><text:tab/>else</text:p>
      <text:p text:style-name="P5"><text:tab/><text:tab/>{</text:p>
      <text:p text:style-name="P5"><text:tab/><text:tab/>struct AVL_Node *aux = procura_menor((*raiz)-&gt;dir);</text:p>
      <text:p text:style-name="P25"/>
      <text:p text:style-name="P5"><text:tab/><text:tab/>strcpy((*raiz)-&gt;chave, aux-&gt;chave);</text:p>
      <text:p text:style-name="P25"/>
      <text:p text:style-name="P5"><text:tab/><text:tab/>remove_AVL_Tree(&amp;(*raiz)-&gt;dir, (*raiz)-&gt;chave);</text:p>
      <text:p text:style-name="P25"/>
      <text:p text:style-name="P5"><text:tab/><text:tab/>if(fator_balanceamento_node(*raiz) &gt;= 2)</text:p>
      <text:p text:style-name="P5"><text:soft-page-break/><text:tab/><text:tab/>{</text:p>
      <text:p text:style-name="P5"><text:tab/><text:tab/>if(altura_node((*raiz)-&gt;esq-&gt;dir) &lt;= altura_node((*raiz)-&gt;esq-&gt;esq))</text:p>
      <text:p text:style-name="P5"><text:tab/><text:tab/>{</text:p>
      <text:p text:style-name="P5"><text:tab/><text:tab/><text:tab/>Rotacao_SimpDir(raiz);</text:p>
      <text:p text:style-name="P5"><text:tab/><text:tab/>}</text:p>
      <text:p text:style-name="P5"><text:tab/><text:tab/>else</text:p>
      <text:p text:style-name="P5"><text:tab/><text:tab/><text:tab/>Rotacao_DupDir(raiz);</text:p>
      <text:p text:style-name="P5"><text:tab/><text:tab/>}</text:p>
      <text:p text:style-name="P5"><text:tab/>}</text:p>
      <text:p text:style-name="P25"/>
      <text:p text:style-name="P5"><text:tab/><text:tab/>if((*raiz) != NULL) (*raiz)-&gt;altura = maior(altura_node((*raiz)-&gt;esq), altura_node((*raiz)-<text:tab/>&gt;dir)) +1;</text:p>
      <text:p text:style-name="P25"/>
      <text:p text:style-name="P5"><text:tab/><text:tab/>return SUCCESS;</text:p>
      <text:p text:style-name="P5"><text:tab/>}</text:p>
      <text:p text:style-name="P25"/>
      <text:p text:style-name="P5"><text:tab/>(*raiz)-&gt;altura = maior(altura_node((*raiz)-&gt;esq), altura_node((*raiz)-&gt;dir)) +1;</text:p>
      <text:p text:style-name="P25"/>
      <text:p text:style-name="P5"><text:tab/>return resposta;</text:p>
      <text:p text:style-name="P5">}</text:p>
      <text:p text:style-name="P54"><text:span text:style-name="T90"/></text:p>
      <text:p text:style-name="P54"><text:span text:style-name="T90"><text:tab/></text:span><text:span text:style-name="T91">2.2.7 funções de percurso</text:span></text:p>
      <text:p text:style-name="P54"><text:span text:style-name="T91"><text:tab/><text:tab/></text:span><text:span text:style-name="T118">Pré ordem:</text:span></text:p>
      <text:p text:style-name="P58"><text:span text:style-name="T166">void pre_ordem_AVL(const AVL_Tree *raiz, FILA *fila)</text:span></text:p>
      <text:p text:style-name="P5">{</text:p>
      <text:p text:style-name="P5"><text:tab/>if(raiz != NULL &amp;&amp; (*raiz) != NULL &amp;&amp; fila != NULL)</text:p>
      <text:p text:style-name="P5"><text:tab/>{</text:p>
      <text:p text:style-name="P5"><text:tab/><text:tab/>push_FILA(fila, (*raiz)-&gt;infor);</text:p>
      <text:p text:style-name="P5"><text:tab/><text:tab/>in_ordem_AVL(&amp;(*raiz)-&gt;esq, fila);</text:p>
      <text:p text:style-name="P5"><text:tab/><text:tab/>in_ordem_AVL(&amp;(*raiz)-&gt;dir, fila);</text:p>
      <text:p text:style-name="P5"><text:tab/>}</text:p>
      <text:p text:style-name="P5">}</text:p>
      <text:p text:style-name="P54"><text:span text:style-name="T91"><text:tab/></text:span></text:p>
      <text:p text:style-name="P54"><text:span text:style-name="T91"><text:tab/><text:tab/></text:span><text:span text:style-name="T118">In ordem:</text:span></text:p>
      <text:p text:style-name="P11"><text:span text:style-name="T92">void in_ordem_AVL(const AVL_Tree *raiz, FILA *fila)</text:span></text:p>
      <text:p text:style-name="P5">{</text:p>
      <text:p text:style-name="P5"><text:tab/>if(raiz != NULL &amp;&amp; (*raiz) != NULL &amp;&amp; fila != NULL)</text:p>
      <text:p text:style-name="P5"><text:tab/>{</text:p>
      <text:p text:style-name="P5"><text:tab/><text:tab/>in_ordem_AVL(&amp;(*raiz)-&gt;esq, fila);</text:p>
      <text:p text:style-name="P5"><text:tab/><text:tab/>push_FILA(fila, (*raiz)-&gt;infor);</text:p>
      <text:p text:style-name="P5"><text:tab/><text:tab/>in_ordem_AVL(&amp;(*raiz)-&gt;dir, fila);</text:p>
      <text:p text:style-name="P5"><text:tab/>}</text:p>
      <text:p text:style-name="P5">}</text:p>
      <text:p text:style-name="P54"><text:span text:style-name="T92"><text:tab/></text:span></text:p>
      <text:p text:style-name="P54"><text:span text:style-name="T92"/></text:p>
      <text:p text:style-name="P54"><text:span text:style-name="T92"/></text:p>
      <text:p text:style-name="P54"><text:soft-page-break/><text:span text:style-name="T92"><text:tab/><text:tab/></text:span><text:span text:style-name="T119">Pós ordem:</text:span></text:p>
      <text:p text:style-name="P11"><text:span text:style-name="T119">void pos_ordem_AVL(const AVL_Tree *raiz, FILA *fila)</text:span></text:p>
      <text:p text:style-name="P5">{</text:p>
      <text:p text:style-name="P5"><text:tab/>if(raiz != NULL &amp;&amp; (*raiz) != NULL &amp;&amp; fila != NULL)</text:p>
      <text:p text:style-name="P5"><text:tab/>{</text:p>
      <text:p text:style-name="P5"><text:tab/><text:tab/>in_ordem_AVL(&amp;(*raiz)-&gt;esq, fila);</text:p>
      <text:p text:style-name="P5"><text:tab/><text:tab/>in_ordem_AVL(&amp;(*raiz)-&gt;dir, fila);</text:p>
      <text:p text:style-name="P5"><text:tab/><text:tab/>push_FILA(fila, (*raiz)-&gt;infor);</text:p>
      <text:p text:style-name="P5"><text:tab/>}</text:p>
      <text:p text:style-name="P5">}</text:p>
      <text:p text:style-name="P54"><text:span text:style-name="T119"/></text:p>
      <text:p text:style-name="P54"><text:span text:style-name="T119"><text:tab/><text:tab/></text:span><text:span text:style-name="T120">2.2.8 destrutor e funções <text:s/>extras</text:span></text:p>
      <text:p text:style-name="P58"><text:span text:style-name="T162">void exibir_AVL_Tree (const AVL_Tree *raiz)</text:span></text:p>
      <text:p text:style-name="P5">{</text:p>
      <text:p text:style-name="P5"><text:tab/>if(raiz == NULL)</text:p>
      <text:p text:style-name="P5"><text:tab/><text:tab/>return;</text:p>
      <text:p text:style-name="P8"><text:tab/>if(*raiz != NULL)</text:p>
      <text:p text:style-name="P8"><text:tab/>{</text:p>
      <text:p text:style-name="P5"><text:tab/><text:tab/>exibir_AVL_Tree (&amp;((*raiz)-&gt;esq));</text:p>
      <text:p text:style-name="P25"/>
      <text:p text:style-name="P5"><text:tab/><text:tab/>printf("\n++++++++++++++++++++++++++++++++++++++++++++++++++++++++++\n");</text:p>
      <text:p text:style-name="P5"><text:tab/><text:tab/>printf("chave: %s",(*raiz)-&gt;infor.palavra);</text:p>
      <text:p text:style-name="P5"><text:tab/><text:tab/>printf("class: %s",(*raiz)-&gt;infor.classificacao);</text:p>
      <text:p text:style-name="P5"><text:tab/><text:tab/>printf("signi: %s",(*raiz)-&gt;infor.significado);</text:p>
      <text:p text:style-name="P25"/>
      <text:p text:style-name="P5"><text:tab/><text:tab/>exibir_AVL_Tree (&amp;((*raiz)-&gt;dir));</text:p>
      <text:p text:style-name="P5"><text:tab/>}</text:p>
      <text:p text:style-name="P5">}// in ordem</text:p>
      <text:p text:style-name="P54"><text:span text:style-name="T120"/></text:p>
      <text:p text:style-name="P11"><text:span text:style-name="T120">void limpa (struct AVL_Node *node)</text:span></text:p>
      <text:p text:style-name="P5">{</text:p>
      <text:p text:style-name="P5"><text:tab/>if(node != NULL)</text:p>
      <text:p text:style-name="P5"><text:tab/>{</text:p>
      <text:p text:style-name="P5"><text:tab/><text:tab/>limpa(node-&gt;esq);</text:p>
      <text:p text:style-name="P5"><text:tab/><text:tab/>limpa(node-&gt;dir);</text:p>
      <text:p text:style-name="P5"><text:tab/><text:tab/>free(node);</text:p>
      <text:p text:style-name="P5"><text:tab/><text:tab/>node = NULL;</text:p>
      <text:p text:style-name="P5"><text:tab/>}</text:p>
      <text:p text:style-name="P5">}// valgrind okay</text:p>
      <text:p text:style-name="P54"><text:span text:style-name="T120"/></text:p>
      <text:p text:style-name="P11"><text:span text:style-name="T120">void descructor_AVL_Tree (AVL_Tree *raiz)</text:span></text:p>
      <text:p text:style-name="P5">{</text:p>
      <text:p text:style-name="P5"><text:tab/>if(raiz != NULL)</text:p>
      <text:p text:style-name="P5"><text:tab/>{</text:p>
      <text:p text:style-name="P5"><text:tab/><text:tab/>limpa(*raiz);</text:p>
      <text:p text:style-name="P5"><text:tab/><text:tab/>free(raiz);</text:p>
      <text:p text:style-name="P5"><text:soft-page-break/><text:tab/><text:tab/>raiz = NULL;</text:p>
      <text:p text:style-name="P5"><text:tab/>}</text:p>
      <text:p text:style-name="P29"><text:span text:style-name="T167">}// valgrind okay</text:span></text:p>
      <text:p text:style-name="P29"><text:span text:style-name="T167"/></text:p>
      <text:p text:style-name="P29"><text:span text:style-name="T120"><text:tab/></text:span><text:span text:style-name="T122">2.3 <text:tab/><text:tab/><text:tab/><text:tab/></text:span><text:span text:style-name="T158">Códigos <text:s/>estrutura tipo lista</text:span></text:p>
      <text:p text:style-name="P29"><text:span text:style-name="T121"/></text:p>
      <text:p text:style-name="P55"><text:span text:style-name="T121"><text:tab/><text:tab/></text:span><text:span text:style-name="T122">2.3.1 </text:span><text:span text:style-name="T123">construtor, </text:span><text:span text:style-name="T124">destrutor </text:span><text:span text:style-name="T123">e estruturas</text:span></text:p>
      <text:p text:style-name="P20"><text:span text:style-name="T93">struct Node_List</text:span></text:p>
      <text:p text:style-name="P21">{</text:p>
      <text:p text:style-name="P21"><text:tab/>struct DADO info;</text:p>
      <text:p text:style-name="P21"><text:tab/>struct Node_List *prox;</text:p>
      <text:p text:style-name="P21">};</text:p>
      <text:p text:style-name="P33"/>
      <text:p text:style-name="P21">struct TADList</text:p>
      <text:p text:style-name="P21">{</text:p>
      <text:p text:style-name="P22"><text:tab/>struct Node_List *head;</text:p>
      <text:p text:style-name="P22"><text:tab/>unsigned int size; </text:p>
      <text:p text:style-name="P21">};</text:p>
      <text:p text:style-name="P61"><text:span text:style-name="T93"/></text:p>
      <text:p text:style-name="P14"><text:span text:style-name="T93">struct Node_List* </text:span><text:span text:style-name="T123">constructor_Node_List</text:span><text:span text:style-name="T93"> (struct DADO info)</text:span></text:p>
      <text:p text:style-name="P12">{</text:p>
      <text:p text:style-name="P12"><text:tab/>struct Node_List* newnode = (struct Node_List*) malloc (sizeof(struct Node_List));</text:p>
      <text:p text:style-name="P28"/>
      <text:p text:style-name="P12"><text:tab/>if(newnode != NULL )</text:p>
      <text:p text:style-name="P12"><text:tab/>{</text:p>
      <text:p text:style-name="P12"><text:tab/><text:tab/>newnode-&gt;info = info;</text:p>
      <text:p text:style-name="P12"><text:tab/><text:tab/>newnode-&gt;prox = NULL;</text:p>
      <text:p text:style-name="P12"><text:tab/>}</text:p>
      <text:p text:style-name="P28"><text:tab/></text:p>
      <text:p text:style-name="P12"><text:tab/>return newnode;</text:p>
      <text:p text:style-name="P12">}</text:p>
      <text:p text:style-name="P61"><text:span text:style-name="T93"/></text:p>
      <text:p text:style-name="P16"><text:span text:style-name="T93">struct TADList* </text:span><text:span text:style-name="T135">constructor_TADList</text:span><text:span text:style-name="T93"> (void)</text:span></text:p>
      <text:p text:style-name="P5">{</text:p>
      <text:p text:style-name="P5"><text:tab/>struct TADList *list = (struct TADList*) malloc (sizeof(struct TADList));</text:p>
      <text:p text:style-name="P25"><text:tab/></text:p>
      <text:p text:style-name="P5"><text:tab/>if(list != NULL )</text:p>
      <text:p text:style-name="P5"><text:tab/>{</text:p>
      <text:p text:style-name="P5"><text:tab/><text:tab/>list-&gt;head = NULL;</text:p>
      <text:p text:style-name="P5"><text:tab/><text:tab/>list-&gt;size = 0;</text:p>
      <text:p text:style-name="P5"><text:tab/>}</text:p>
      <text:p text:style-name="P25"><text:tab/></text:p>
      <text:p text:style-name="P5"><text:tab/>return list;</text:p>
      <text:p text:style-name="P5">}</text:p>
      <text:p text:style-name="P61"><text:span text:style-name="T93"/></text:p>
      <text:p text:style-name="P16"><text:span text:style-name="T93">void </text:span><text:span text:style-name="T135">clear_List</text:span><text:span text:style-name="T93"> (struct TADList *list)</text:span></text:p>
      <text:p text:style-name="P5">{</text:p>
      <text:p text:style-name="P5"><text:soft-page-break/><text:tab/>if(list != NULL)</text:p>
      <text:p text:style-name="P5"><text:tab/>{</text:p>
      <text:p text:style-name="P5"><text:tab/><text:tab/>struct Node_List *ant = NULL, *atual = list-&gt;head;</text:p>
      <text:p text:style-name="P25"><text:tab/></text:p>
      <text:p text:style-name="P5"><text:tab/><text:tab/>while (atual != NULL)</text:p>
      <text:p text:style-name="P5"><text:tab/><text:tab/>{</text:p>
      <text:p text:style-name="P5"><text:tab/><text:tab/><text:tab/>ant = atual;</text:p>
      <text:p text:style-name="P5"><text:tab/><text:tab/><text:tab/>atual = atual-&gt;prox;</text:p>
      <text:p text:style-name="P25"><text:tab/></text:p>
      <text:p text:style-name="P5"><text:tab/><text:tab/><text:tab/>free(ant);</text:p>
      <text:p text:style-name="P5"><text:tab/><text:tab/>}</text:p>
      <text:p text:style-name="P5"><text:tab/><text:tab/>list-&gt;size = 0; </text:p>
      <text:p text:style-name="P5"><text:tab/><text:tab/>list-&gt;head = NULL;</text:p>
      <text:p text:style-name="P5"><text:tab/>}</text:p>
      <text:p text:style-name="P5">}</text:p>
      <text:p text:style-name="P5"/>
      <text:p text:style-name="P12">void <text:span text:style-name="T2">desctructor_TADList</text:span> (struct TADList *list)</text:p>
      <text:p text:style-name="P12">{</text:p>
      <text:p text:style-name="P12"><text:tab/>clear_List(list);</text:p>
      <text:p text:style-name="P28"><text:tab/></text:p>
      <text:p text:style-name="P12"><text:tab/>if(list != NULL)</text:p>
      <text:p text:style-name="P12"><text:tab/>{</text:p>
      <text:p text:style-name="P12"><text:tab/><text:tab/>free(list);</text:p>
      <text:p text:style-name="P12"><text:tab/><text:tab/>list = NULL;</text:p>
      <text:p text:style-name="P12"><text:tab/>}</text:p>
      <text:p text:style-name="P12">}</text:p>
      <text:p text:style-name="P12"/>
      <text:p text:style-name="P61"><text:span text:style-name="T93"><text:tab/><text:tab/></text:span><text:span text:style-name="T94">2.3.2 </text:span><text:span text:style-name="T95">função de inserção</text:span></text:p>
      <text:p text:style-name="P61"><text:span text:style-name="T95"><text:tab/><text:tab/><text:tab/></text:span><text:span text:style-name="T146">Basicamente o que temos que fazer é procurar em que lugar da lista será <text:tab/><text:tab/><text:tab/>inserido o novo elemento (no caso, iremos ordenar pelo campo palavra), percorrendo <text:tab/><text:tab/>os ponteiros e assim que que encontrar o local corretos ajustar os ponteiros afim de <text:tab/><text:tab/>encaixar o novo nó;</text:span></text:p>
      <text:p text:style-name="P30"><text:span text:style-name="T146"/></text:p>
      <text:p text:style-name="P5">int <text:span text:style-name="T2">insert_TADList</text:span> (struct TADList *list, struct DADO info)</text:p>
      <text:p text:style-name="P5">{</text:p>
      <text:p text:style-name="P5"><text:tab/>if(list == NULL) return INVALID_POINTER;</text:p>
      <text:p text:style-name="P25"/>
      <text:p text:style-name="P5"><text:tab/>struct Node_List *newnode = constructor_Node_List(info);</text:p>
      <text:p text:style-name="P25"/>
      <text:p text:style-name="P5"><text:tab/>if(newnode == NULL) return OUT_NOT_MEMORY;</text:p>
      <text:p text:style-name="P5"><text:tab/>else if(list-&gt;head == NULL) // ainda esta vazia</text:p>
      <text:p text:style-name="P5"><text:tab/>{</text:p>
      <text:p text:style-name="P5"><text:tab/><text:tab/>list-&gt;head = newnode;</text:p>
      <text:p text:style-name="P5"><text:tab/>}</text:p>
      <text:p text:style-name="P5"><text:tab/>else</text:p>
      <text:p text:style-name="P5"><text:tab/>{</text:p>
      <text:p text:style-name="P5"><text:tab/><text:tab/>struct Node_List *ant = NULL, *atual = list-&gt;head;</text:p>
      <text:p text:style-name="P25"><text:tab/></text:p>
      <text:p text:style-name="P5"><text:tab/><text:tab/>while(atual != NULL)</text:p>
      <text:p text:style-name="P5"><text:soft-page-break/><text:tab/><text:tab/>{</text:p>
      <text:p text:style-name="P5"><text:tab/><text:tab/><text:tab/>if(strcasecmp(info.palavra, atual-&gt;info.palavra) &lt; 0)</text:p>
      <text:p text:style-name="P5"><text:tab/><text:tab/><text:tab/><text:tab/>break;</text:p>
      <text:p text:style-name="P5"><text:tab/><text:tab/><text:tab/>else if(strcasecmp(info.palavra, atual-&gt;info.palavra) == 0)</text:p>
      <text:p text:style-name="P5"><text:tab/><text:tab/><text:tab/>{</text:p>
      <text:p text:style-name="P5"><text:tab/><text:tab/><text:tab/><text:tab/>free(newnode);</text:p>
      <text:p text:style-name="P5"><text:tab/><text:tab/><text:tab/><text:tab/>return INVALID_OPERATION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ant = atual;</text:p>
      <text:p text:style-name="P5"><text:tab/><text:tab/><text:tab/><text:tab/>atual = atual-&gt;prox;</text:p>
      <text:p text:style-name="P5"><text:tab/><text:tab/><text:tab/>}</text:p>
      <text:p text:style-name="P5"><text:tab/><text:tab/>}</text:p>
      <text:p text:style-name="P25"/>
      <text:p text:style-name="P5"><text:tab/><text:tab/>if(atual == list-&gt;head)</text:p>
      <text:p text:style-name="P5"><text:tab/><text:tab/>{</text:p>
      <text:p text:style-name="P5"><text:tab/><text:tab/><text:tab/>newnode-&gt;prox = list-&gt;head;</text:p>
      <text:p text:style-name="P5"><text:tab/><text:tab/><text:tab/>list-&gt;head = newnode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newnode-&gt;prox = atual;</text:p>
      <text:p text:style-name="P5"><text:tab/><text:tab/><text:tab/>ant-&gt;prox = newnode;</text:p>
      <text:p text:style-name="P5"><text:tab/><text:tab/>}</text:p>
      <text:p text:style-name="P5"><text:tab/>}</text:p>
      <text:p text:style-name="P25"/>
      <text:p text:style-name="P5"><text:tab/>list-&gt;size++;</text:p>
      <text:p text:style-name="P5"><text:tab/>return SUCCESS;</text:p>
      <text:p text:style-name="P5">}</text:p>
      <text:p text:style-name="P5"/>
      <text:p text:style-name="P61"><text:span text:style-name="T146"/></text:p>
      <text:p text:style-name="P61"><text:span text:style-name="T146"><text:tab/><text:tab/></text:span><text:span text:style-name="T147">2.3.3 função de busca</text:span></text:p>
      <text:p text:style-name="P16"><text:span text:style-name="T114">struct DADO busca_list (const TADList *list, char chave[])</text:span></text:p>
      <text:p text:style-name="P5">{</text:p>
      <text:p text:style-name="P5"><text:tab/>struct DADO aux;</text:p>
      <text:p text:style-name="P5"><text:tab/>strcpy(aux.palavra , "NULL\n\0");</text:p>
      <text:p text:style-name="P5"><text:tab/>strcpy(aux.classificacao , "NULL\n\0");</text:p>
      <text:p text:style-name="P5"><text:tab/>strcpy(aux.significado , "NULL\n\0");</text:p>
      <text:p text:style-name="P25"/>
      <text:p text:style-name="P5"><text:tab/>if(list != NULL)</text:p>
      <text:p text:style-name="P5"><text:tab/>{</text:p>
      <text:p text:style-name="P5"><text:tab/><text:tab/>struct Node_List *node = list-&gt;head;</text:p>
      <text:p text:style-name="P25"/>
      <text:p text:style-name="P5"><text:tab/><text:tab/>while(node != NULL)</text:p>
      <text:p text:style-name="P5"><text:tab/><text:tab/>{</text:p>
      <text:p text:style-name="P5"><text:tab/><text:tab/><text:tab/>if(strcasecmp(chave, node-&gt;info.palavra) == 0)</text:p>
      <text:p text:style-name="P5"><text:tab/><text:tab/><text:tab/>{</text:p>
      <text:p text:style-name="P5"><text:tab/><text:tab/><text:tab/><text:tab/>aux = node-&gt;info;</text:p>
      <text:p text:style-name="P5"><text:soft-page-break/><text:tab/><text:tab/><text:tab/><text:tab/>break;</text:p>
      <text:p text:style-name="P5"><text:tab/><text:tab/><text:tab/>}</text:p>
      <text:p text:style-name="P5"><text:tab/><text:tab/><text:tab/>else if(strcasecmp(chave , node-&gt;info.palavra) &gt; 0)</text:p>
      <text:p text:style-name="P5"><text:tab/><text:tab/><text:tab/><text:tab/>break;</text:p>
      <text:p text:style-name="P5"><text:tab/><text:tab/><text:tab/>else</text:p>
      <text:p text:style-name="P5"><text:tab/><text:tab/><text:tab/>{</text:p>
      <text:p text:style-name="P5"><text:tab/><text:tab/><text:tab/><text:tab/>node = node-&gt;prox;</text:p>
      <text:p text:style-name="P5"><text:tab/><text:tab/><text:tab/>}</text:p>
      <text:p text:style-name="P5"><text:tab/><text:tab/>}</text:p>
      <text:p text:style-name="P5"><text:tab/>}</text:p>
      <text:p text:style-name="P5"><text:tab/>return aux;</text:p>
      <text:p text:style-name="P5">}</text:p>
      <text:p text:style-name="P61"><text:span text:style-name="T147"/></text:p>
      <text:p text:style-name="P61"><text:span text:style-name="T147"><text:tab/><text:tab/></text:span><text:span text:style-name="T148">2.</text:span><text:span text:style-name="T151">3</text:span><text:span text:style-name="T148">.4 função </text:span><text:span text:style-name="T149">de remoção de um elemento indicado pela chave</text:span></text:p>
      <text:p text:style-name="P61"><text:span text:style-name="T149"><text:tab/><text:tab/><text:tab/></text:span><text:span text:style-name="T150">Basicamente, o que temos que fazer é procurar esse elemento na lista e mudar <text:tab/><text:tab/>os valores de alguns ponteiros:</text:span></text:p>
      <text:p text:style-name="P16"><text:span text:style-name="T114">int </text:span><text:span text:style-name="T136">remove_TADList</text:span><text:span text:style-name="T114">(struct TADList *list, char chave[])</text:span></text:p>
      <text:p text:style-name="P5">{</text:p>
      <text:p text:style-name="P5"><text:tab/>if(list == NULL) return INVALID_POINTER;</text:p>
      <text:p text:style-name="P5"><text:tab/>else if(list-&gt;head == NULL)</text:p>
      <text:p text:style-name="P5"><text:tab/><text:tab/>return INVALID_OPERATION;</text:p>
      <text:p text:style-name="P25"/>
      <text:p text:style-name="P5"><text:tab/>struct Node_List *ant = NULL, *aux = list-&gt;head;</text:p>
      <text:p text:style-name="P25"/>
      <text:p text:style-name="P5"><text:tab/>while(strcasecmp(chave, aux-&gt;info.palavra) != 0 &amp;&amp; aux != NULL)</text:p>
      <text:p text:style-name="P5"><text:tab/>{</text:p>
      <text:p text:style-name="P5"><text:tab/><text:tab/>ant = aux;</text:p>
      <text:p text:style-name="P5"><text:tab/><text:tab/>aux = aux-&gt;prox;</text:p>
      <text:p text:style-name="P5"><text:tab/>}</text:p>
      <text:p text:style-name="P25"/>
      <text:p text:style-name="P5"><text:tab/>if(aux == NULL)return ELEMENT_NOT_FOUND;</text:p>
      <text:p text:style-name="P5"><text:tab/>if(aux == list-&gt;head)</text:p>
      <text:p text:style-name="P5"><text:tab/>{</text:p>
      <text:p text:style-name="P5"><text:tab/><text:tab/>list-&gt;head = list-&gt;head-&gt;prox;</text:p>
      <text:p text:style-name="P5"><text:tab/>}</text:p>
      <text:p text:style-name="P5"><text:tab/>else</text:p>
      <text:p text:style-name="P5"><text:tab/>{</text:p>
      <text:p text:style-name="P5"><text:tab/><text:tab/>ant-&gt;prox = aux-&gt;prox;</text:p>
      <text:p text:style-name="P5"><text:tab/>}</text:p>
      <text:p text:style-name="P25"/>
      <text:p text:style-name="P5"><text:tab/>free(aux);</text:p>
      <text:p text:style-name="P5"><text:tab/>list-&gt;size--;</text:p>
      <text:p text:style-name="P5"><text:tab/>return SUCCESS;</text:p>
      <text:p text:style-name="P5">}// testar</text:p>
      <text:p text:style-name="P61"><text:span text:style-name="T147"/></text:p>
      <text:p text:style-name="P61"><text:span text:style-name="T147"><text:tab/><text:tab/></text:span><text:span text:style-name="T151">2.3.4</text:span><text:span text:style-name="T147"><text:tab/></text:span><text:span text:style-name="T96">funções de tamanho </text:span><text:span text:style-name="T98">e exibição</text:span></text:p>
      <text:p text:style-name="P16"><text:span text:style-name="T114">int </text:span><text:span text:style-name="T136">empty_TADList</text:span><text:span text:style-name="T114">(struct TADList* list)</text:span></text:p>
      <text:p text:style-name="P5">{</text:p>
      <text:p text:style-name="P5"><text:soft-page-break/><text:tab/>if(list == NULL)</text:p>
      <text:p text:style-name="P5"><text:tab/><text:tab/>return INVALID_POINTER;</text:p>
      <text:p text:style-name="P5"><text:tab/>else if(list-&gt;size &gt; 0)</text:p>
      <text:p text:style-name="P5"><text:tab/><text:tab/>return FALSE;</text:p>
      <text:p text:style-name="P5"><text:tab/>else</text:p>
      <text:p text:style-name="P5"><text:tab/><text:tab/>return SUCCESS;</text:p>
      <text:p text:style-name="P5">}</text:p>
      <text:p text:style-name="P61"><text:span text:style-name="T147"/></text:p>
      <text:p text:style-name="P14"><text:span text:style-name="T97">int </text:span><text:span text:style-name="T125">size_TADList</text:span><text:span text:style-name="T97"> (struct TADList *list)</text:span></text:p>
      <text:p text:style-name="P12">{</text:p>
      <text:p text:style-name="P12"><text:tab/>if(list == NULL)</text:p>
      <text:p text:style-name="P12"><text:tab/><text:tab/>return INVALID_POINTER;</text:p>
      <text:p text:style-name="P12"><text:tab/>else</text:p>
      <text:p text:style-name="P12"><text:tab/><text:tab/>return list-&gt;size;</text:p>
      <text:p text:style-name="P12">}</text:p>
      <text:p text:style-name="P55"><text:span text:style-name="T97"/></text:p>
      <text:p text:style-name="P14"><text:span text:style-name="T97">void </text:span><text:span text:style-name="T125">print_TADList</text:span><text:span text:style-name="T97"> (struct TADList *list)</text:span></text:p>
      <text:p text:style-name="P5">{</text:p>
      <text:p text:style-name="P5"><text:tab/>if(list != NULL)</text:p>
      <text:p text:style-name="P5"><text:tab/>{</text:p>
      <text:p text:style-name="P5"><text:tab/><text:tab/>struct Node_List *aux = list-&gt;head; // var auxiliares</text:p>
      <text:p text:style-name="P5"><text:tab/><text:tab/>unsigned int contt = 1;</text:p>
      <text:p text:style-name="P5"><text:tab/><text:tab/>printf("=========================== List dictionary ====================\n");</text:p>
      <text:p text:style-name="P5"><text:tab/><text:tab/>while(aux != NULL)</text:p>
      <text:p text:style-name="P5"><text:tab/><text:tab/>{</text:p>
      <text:p text:style-name="P5"><text:tab/><text:tab/><text:tab/>printf("\n+++++++++++++++++++++++++++++++-&gt;%d&lt;-+++++++++++++++++++++++++++\n", contt++);</text:p>
      <text:p text:style-name="P5"><text:tab/><text:tab/><text:tab/>printf("chave: %s",aux-&gt;info.palavra);</text:p>
      <text:p text:style-name="P5"><text:tab/><text:tab/><text:tab/>printf("class: %s",aux-&gt;info.classificacao);</text:p>
      <text:p text:style-name="P5"><text:tab/><text:tab/><text:tab/>printf("signi: %s",aux-&gt;info.significado);</text:p>
      <text:p text:style-name="P25"/>
      <text:p text:style-name="P5"><text:tab/><text:tab/><text:tab/>aux = aux-&gt;prox;</text:p>
      <text:p text:style-name="P5"><text:tab/><text:tab/>}</text:p>
      <text:p text:style-name="P5"><text:tab/>printf("================================ |end| =========================\n");</text:p>
      <text:p text:style-name="P5"><text:tab/>}</text:p>
      <text:p text:style-name="P5">}</text:p>
      <text:p text:style-name="P55"><text:span text:style-name="T97"/></text:p>
      <text:p text:style-name="P55"><text:span text:style-name="T97"><text:tab/></text:span><text:span text:style-name="T99">2.4<text:tab/><text:tab/><text:tab/></text:span><text:span text:style-name="T159"><text:tab/></text:span><text:span text:style-name="T160">Estrutura auxiliar tipo fila</text:span></text:p>
      <text:p text:style-name="P55"><text:span text:style-name="T99"><text:tab/><text:tab/></text:span><text:span text:style-name="T100">2.4.1 </text:span><text:span text:style-name="T126">E</text:span><text:span text:style-name="T127">struturas e </text:span><text:span text:style-name="T126">C</text:span><text:span text:style-name="T127">onstrutores</text:span></text:p>
      <text:p text:style-name="P20"><text:span text:style-name="T100">struct FILA_Node</text:span></text:p>
      <text:p text:style-name="P5">{</text:p>
      <text:p text:style-name="P5"><text:tab/>struct DADO info;</text:p>
      <text:p text:style-name="P5"><text:tab/>struct FILA_Node *next;</text:p>
      <text:p text:style-name="P5">};</text:p>
      <text:p text:style-name="P3"/>
      <text:p text:style-name="P21"><text:soft-page-break/>struct FILA</text:p>
      <text:p text:style-name="P5">{</text:p>
      <text:p text:style-name="P5"><text:tab/>struct FILA_Node *begin;</text:p>
      <text:p text:style-name="P5"><text:tab/>struct FILA_Node *end;</text:p>
      <text:p text:style-name="P5"><text:tab/>unsigned int size;</text:p>
      <text:p text:style-name="P5">};</text:p>
      <text:p text:style-name="P55"><text:span text:style-name="T100"/></text:p>
      <text:p text:style-name="P14"><text:span text:style-name="T100">struct FILA_Node* </text:span><text:span text:style-name="T127">constructor_FILA_Node</text:span><text:span text:style-name="T100"> (struct DADO dado)</text:span></text:p>
      <text:p text:style-name="P5">{</text:p>
      <text:p text:style-name="P5"><text:tab/>struct FILA_Node *node = (struct FILA_Node*) malloc (sizeof(struct FILA_Node));</text:p>
      <text:p text:style-name="P25"/>
      <text:p text:style-name="P5"><text:tab/>if(node != NULL)</text:p>
      <text:p text:style-name="P5"><text:tab/>{</text:p>
      <text:p text:style-name="P5"><text:tab/><text:tab/>node-&gt;info = dado;</text:p>
      <text:p text:style-name="P5"><text:tab/><text:tab/>node-&gt;next = NULL;</text:p>
      <text:p text:style-name="P5"><text:tab/>}</text:p>
      <text:p text:style-name="P5"><text:tab/>return node;</text:p>
      <text:p text:style-name="P5">}</text:p>
      <text:p text:style-name="P25"/>
      <text:p text:style-name="P5">FILA* <text:span text:style-name="T2">constructor_FILA</text:span> (void)</text:p>
      <text:p text:style-name="P5">{</text:p>
      <text:p text:style-name="P5"><text:tab/>FILA *Fila = (FILA*) malloc (sizeof(FILA));</text:p>
      <text:p text:style-name="P25"/>
      <text:p text:style-name="P5"><text:tab/>if(Fila != NULL)</text:p>
      <text:p text:style-name="P5"><text:tab/>{</text:p>
      <text:p text:style-name="P5"><text:tab/><text:tab/>Fila-&gt;begin = NULL;</text:p>
      <text:p text:style-name="P5"><text:tab/><text:tab/>Fila-&gt;end = NULL;</text:p>
      <text:p text:style-name="P5"><text:tab/><text:tab/>Fila-&gt;size = 0;</text:p>
      <text:p text:style-name="P5"><text:tab/>}</text:p>
      <text:p text:style-name="P5"><text:tab/>return Fila;</text:p>
      <text:p text:style-name="P5">}</text:p>
      <text:p text:style-name="P55"><text:span text:style-name="T100"/></text:p>
      <text:p text:style-name="P55"><text:span text:style-name="T100"><text:tab/><text:tab/></text:span><text:span text:style-name="T101">2.4.2 </text:span><text:span text:style-name="T128">Destrutores</text:span></text:p>
      <text:p text:style-name="P14"><text:span text:style-name="T100">void </text:span><text:span text:style-name="T127">clear</text:span><text:span text:style-name="T100"> (struct FILA_Node *node)</text:span></text:p>
      <text:p text:style-name="P5">{</text:p>
      <text:p text:style-name="P5"><text:tab/>if(node != NULL)</text:p>
      <text:p text:style-name="P5"><text:tab/>{</text:p>
      <text:p text:style-name="P5"><text:tab/><text:tab/>clear(node-&gt;next);</text:p>
      <text:p text:style-name="P5"><text:tab/><text:tab/>free(node);</text:p>
      <text:p text:style-name="P5"><text:tab/><text:tab/>node = NULL;</text:p>
      <text:p text:style-name="P5"><text:tab/>}</text:p>
      <text:p text:style-name="P5">}</text:p>
      <text:p text:style-name="P3"/>
      <text:p text:style-name="P12">void <text:span text:style-name="T2">clear_FILA</text:span> (FILA *Fila)</text:p>
      <text:p text:style-name="P12">{</text:p>
      <text:p text:style-name="P12"><text:tab/>if(Fila != NULL)</text:p>
      <text:p text:style-name="P12"><text:tab/>{</text:p>
      <text:p text:style-name="P12"><text:tab/><text:tab/>clear(Fila-&gt;begin);</text:p>
      <text:p text:style-name="P12"><text:tab/><text:tab/>Fila-&gt;begin = NULL;</text:p>
      <text:p text:style-name="P12"><text:soft-page-break/><text:tab/><text:tab/>Fila-&gt;end = NULL;</text:p>
      <text:p text:style-name="P12"><text:tab/><text:tab/>Fila-&gt;size = 0;</text:p>
      <text:p text:style-name="P12"><text:tab/>}</text:p>
      <text:p text:style-name="P12">}</text:p>
      <text:p text:style-name="P25"/>
      <text:p text:style-name="P5">void <text:span text:style-name="T2">destructor_FILA </text:span>(FILA *Fila)</text:p>
      <text:p text:style-name="P5">{</text:p>
      <text:p text:style-name="P5"><text:tab/>if(Fila != NULL)</text:p>
      <text:p text:style-name="P5"><text:tab/>{</text:p>
      <text:p text:style-name="P5"><text:tab/><text:tab/>clear_FILA(Fila);</text:p>
      <text:p text:style-name="P5"><text:tab/><text:tab/>Fila = NULL;</text:p>
      <text:p text:style-name="P5"><text:tab/>}</text:p>
      <text:p text:style-name="P5">}</text:p>
      <text:p text:style-name="P55"><text:span text:style-name="T100"/></text:p>
      <text:p text:style-name="P55"><text:span text:style-name="T100"><text:tab/><text:tab/></text:span><text:span text:style-name="T102">2.4.3 </text:span><text:span text:style-name="T130">I</text:span><text:span text:style-name="T129">nserção </text:span></text:p>
      <text:p text:style-name="P55"><text:span text:style-name="T103"><text:tab/><text:tab/><text:tab/>Cada elemento e inserido no final:</text:span></text:p>
      <text:p text:style-name="P14"><text:span text:style-name="T103">int </text:span><text:span text:style-name="T129">push_FILA</text:span><text:span text:style-name="T103"> (FILA *Fila, struct DADO dado)</text:span></text:p>
      <text:p text:style-name="P5">{</text:p>
      <text:p text:style-name="P5"><text:tab/>if(Fila == NULL) return INVALID_POINTER;</text:p>
      <text:p text:style-name="P25"/>
      <text:p text:style-name="P5"><text:tab/>struct FILA_Node *new = constructor_FILA_Node(dado);</text:p>
      <text:p text:style-name="P25"/>
      <text:p text:style-name="P5"><text:tab/>if(new == NULL) return OUT_NOT_MEMORY;</text:p>
      <text:p text:style-name="P25"/>
      <text:p text:style-name="P5"><text:tab/>if(Fila-&gt;begin == NULL &amp;&amp; Fila-&gt;end == NULL)</text:p>
      <text:p text:style-name="P5"><text:tab/>{</text:p>
      <text:p text:style-name="P5"><text:tab/><text:tab/>Fila-&gt;begin = new;</text:p>
      <text:p text:style-name="P5"><text:tab/><text:tab/>Fila-&gt;end = new;</text:p>
      <text:p text:style-name="P5"><text:tab/>}</text:p>
      <text:p text:style-name="P5"><text:tab/>else</text:p>
      <text:p text:style-name="P5"><text:tab/>{</text:p>
      <text:p text:style-name="P5"><text:tab/><text:tab/>Fila-&gt;end-&gt;next = new;</text:p>
      <text:p text:style-name="P5"><text:tab/><text:tab/>Fila-&gt;end = new;</text:p>
      <text:p text:style-name="P5"><text:tab/>}</text:p>
      <text:p text:style-name="P25"/>
      <text:p text:style-name="P5"><text:tab/>Fila-&gt;size++;</text:p>
      <text:p text:style-name="P5"><text:tab/>return SUCCESS;</text:p>
      <text:p text:style-name="P5">}</text:p>
      <text:p text:style-name="P55"><text:span text:style-name="T103"/></text:p>
      <text:p text:style-name="P55"><text:span text:style-name="T100"><text:tab/><text:tab/></text:span><text:span text:style-name="T104">2.4.4 </text:span><text:span text:style-name="T130">Remoção</text:span></text:p>
      <text:p text:style-name="P14"><text:span text:style-name="T100">int </text:span><text:span text:style-name="T127">remove_FILA</text:span><text:span text:style-name="T100"> (FILA *Fila)</text:span></text:p>
      <text:p text:style-name="P5">{</text:p>
      <text:p text:style-name="P5"><text:tab/>if(Fila == NULL) return INVALID_POINTER;</text:p>
      <text:p text:style-name="P5"><text:tab/>else if (Fila-&gt;begin == NULL &amp;&amp; Fila-&gt;end == NULL)</text:p>
      <text:p text:style-name="P5"><text:tab/>{</text:p>
      <text:p text:style-name="P5"><text:tab/><text:tab/>return OUT_NOT_RANGE;</text:p>
      <text:p text:style-name="P5"><text:tab/>}</text:p>
      <text:p text:style-name="P5"><text:tab/>struct FILA_Node *aux = Fila-&gt;begin;</text:p>
      <text:p text:style-name="P25"><text:soft-page-break/></text:p>
      <text:p text:style-name="P5"><text:tab/>if(Fila-&gt;size == 1)</text:p>
      <text:p text:style-name="P5"><text:tab/>{</text:p>
      <text:p text:style-name="P5"><text:tab/><text:tab/>Fila-&gt;begin = NULL;</text:p>
      <text:p text:style-name="P5"><text:tab/><text:tab/>Fila-&gt;end = NULL;</text:p>
      <text:p text:style-name="P5"><text:tab/>}</text:p>
      <text:p text:style-name="P5"><text:tab/>else</text:p>
      <text:p text:style-name="P5"><text:tab/>{</text:p>
      <text:p text:style-name="P5"><text:tab/><text:tab/>Fila-&gt;begin = Fila-&gt;begin-&gt;next;</text:p>
      <text:p text:style-name="P5"><text:tab/>}</text:p>
      <text:p text:style-name="P25"/>
      <text:p text:style-name="P5"><text:tab/>free(aux);</text:p>
      <text:p text:style-name="P5"><text:tab/>Fila-&gt;size--;</text:p>
      <text:p text:style-name="P5"><text:tab/>return SUCCESS;</text:p>
      <text:p text:style-name="P5">}</text:p>
      <text:p text:style-name="P55"><text:span text:style-name="T100"/></text:p>
      <text:p text:style-name="P55"><text:span text:style-name="T100"><text:tab/><text:tab/></text:span><text:span text:style-name="T105">2.4.5 </text:span><text:span text:style-name="T131">função de busca</text:span></text:p>
      <text:p text:style-name="P14"><text:span text:style-name="T105">struct DADO </text:span><text:span text:style-name="T131">front_FILA</text:span><text:span text:style-name="T105"> (FILA *Fila)</text:span></text:p>
      <text:p text:style-name="P5">{</text:p>
      <text:p text:style-name="P5"><text:tab/>struct DADO dado;</text:p>
      <text:p text:style-name="P25"/>
      <text:p text:style-name="P5"><text:tab/>strcpy(dado.palavra, "\0");</text:p>
      <text:p text:style-name="P5"><text:tab/>strcpy(dado.classificacao, "\0" );</text:p>
      <text:p text:style-name="P5"><text:tab/>strcpy(dado.significado, "\0");</text:p>
      <text:p text:style-name="P25"/>
      <text:p text:style-name="P5"><text:tab/>if(Fila == NULL || (Fila-&gt;begin == NULL &amp;&amp; Fila-&gt;end == NULL)) return dado;</text:p>
      <text:p text:style-name="P25"/>
      <text:p text:style-name="P5"><text:tab/>dado = Fila-&gt;begin-&gt;info;</text:p>
      <text:p text:style-name="P25"/>
      <text:p text:style-name="P5"><text:tab/>return dado;</text:p>
      <text:p text:style-name="P5">}</text:p>
      <text:p text:style-name="P55"><text:span text:style-name="T105"/></text:p>
      <text:p text:style-name="P55"><text:span text:style-name="T100"><text:tab/><text:tab/></text:span><text:span text:style-name="T106">2.4.6 </text:span><text:span text:style-name="T132">funções de tamanho</text:span></text:p>
      <text:p text:style-name="P14"><text:span text:style-name="T107">int</text:span><text:span text:style-name="T132"> empty_FILA </text:span><text:span text:style-name="T107">(FILA *Fila)</text:span></text:p>
      <text:p text:style-name="P5">{</text:p>
      <text:p text:style-name="P5"><text:tab/>if(Fila == NULL) return INVALID_POINTER;</text:p>
      <text:p text:style-name="P5"><text:tab/>if(Fila-&gt;size &gt; 0)</text:p>
      <text:p text:style-name="P5"><text:tab/><text:tab/>return 0;</text:p>
      <text:p text:style-name="P5"><text:tab/>else</text:p>
      <text:p text:style-name="P5"><text:tab/><text:tab/>return SUCCESS;</text:p>
      <text:p text:style-name="P5">}</text:p>
      <text:p text:style-name="P25"/>
      <text:p text:style-name="P5">int <text:span text:style-name="T2">size_FILA</text:span> (FILA *Fila)</text:p>
      <text:p text:style-name="P5">{</text:p>
      <text:p text:style-name="P5"><text:tab/>if(Fila == NULL) return INVALID_POINTER;</text:p>
      <text:p text:style-name="P5"><text:tab/>else</text:p>
      <text:p text:style-name="P5"><text:tab/><text:tab/>return Fila-&gt;size;</text:p>
      <text:p text:style-name="P5">}</text:p>
      <text:p text:style-name="P55"><text:soft-page-break/><text:span text:style-name="T132"><text:tab/><text:tab/></text:span><text:span text:style-name="T133">2.4.7 função de exibição</text:span></text:p>
      <text:p text:style-name="P55"><text:span text:style-name="T133"><text:tab/><text:tab/><text:tab/></text:span><text:span text:style-name="T108">Essa tem como intuito acompanhar o que tá acontecendo na fila:</text:span></text:p>
      <text:p text:style-name="P14"><text:span text:style-name="T108">void exibir_FilA(FILA *Fila)</text:span></text:p>
      <text:p text:style-name="P5">{</text:p>
      <text:p text:style-name="P5"><text:tab/>if(Fila == NULL) return;</text:p>
      <text:p text:style-name="P5"><text:tab/>struct FILA_Node *aux = Fila-&gt;begin;</text:p>
      <text:p text:style-name="P25"/>
      <text:p text:style-name="P5"><text:tab/>printf("===================== | exibindo fila | =====================\n\n");</text:p>
      <text:p text:style-name="P5"><text:tab/>while(aux != NULL)</text:p>
      <text:p text:style-name="P5"><text:tab/>{</text:p>
      <text:p text:style-name="P5"><text:tab/><text:tab/>printf("______________________________________________________________\n");</text:p>
      <text:p text:style-name="P5"><text:tab/><text:tab/>printf("chave -&gt; %s\n",aux-&gt;info.palavra);</text:p>
      <text:p text:style-name="P5"><text:tab/><text:tab/>printf("classificacão -&gt; %s\n",aux-&gt;info.classificacao);</text:p>
      <text:p text:style-name="P5"><text:tab/><text:tab/>printf("significado -&gt; %s\n",aux-&gt;info.significado);</text:p>
      <text:p text:style-name="P25"/>
      <text:p text:style-name="P5"><text:tab/><text:tab/>aux = aux-&gt;next;</text:p>
      <text:p text:style-name="P5"><text:tab/>}</text:p>
      <text:p text:style-name="P5"><text:tab/>printf("======================== | end | =============================\n\n");</text:p>
      <text:p text:style-name="P5">}</text:p>
      <text:p text:style-name="P55"><text:span text:style-name="T108"/></text:p>
      <text:p text:style-name="P56"><text:span text:style-name="T108"><text:tab/></text:span><text:span text:style-name="T109">2.5<text:tab/><text:tab/><text:tab/><text:tab/></text:span><text:span text:style-name="T161">arquivo dados.c</text:span></text:p>
      <text:p text:style-name="P56"><text:span text:style-name="T109"><text:tab/><text:tab/>Neste arquivo </text:span><text:span text:style-name="T108"><text:tab/></text:span><text:span text:style-name="T109">ficam todas as funções de leitura e escrita em arquivos .txt:</text:span></text:p>
      <text:p text:style-name="P56"><text:span text:style-name="T109"><text:tab/><text:tab/></text:span></text:p>
      <text:p text:style-name="P57"><text:span text:style-name="T109"><text:tab/><text:tab/></text:span><text:span text:style-name="T110">2.5.1 </text:span><text:span text:style-name="T111">A função <text:s/>atualiza a avl e lista a partir de um arquivo</text:span></text:p>
      <text:p text:style-name="P59"><text:span text:style-name="T154"><text:tab/><text:tab/>Exercício 1 pedido no trabalho : </text:span><text:span text:style-name="T21">1 - Carregar (ou atualizar) o dicionário a <text:tab/><text:tab/>partir de um arquivo (texto) de entrada na árvore AVL e também <text:tab/><text:tab/>em uma </text:span><text:span text:style-name="T22">l</text:span><text:span text:style-name="T21">ista simplesmente encadeada (inserção ordenada).</text:span></text:p>
      <text:p text:style-name="P15"><text:span text:style-name="T109">int </text:span><text:span text:style-name="T134">read_dictionary</text:span><text:span text:style-name="T109"> (AVL_Tree *Tree, TADList *list)</text:span></text:p>
      <text:p text:style-name="P5">{</text:p>
      <text:p text:style-name="P5"><text:tab/>if(Tree == NULL || list == NULL) return INVALID_POINTER;</text:p>
      <text:p text:style-name="P25"/>
      <text:p text:style-name="P5"><text:tab/>FILE *arg = fopen("dados/dados.txt", "r");</text:p>
      <text:p text:style-name="P25"/>
      <text:p text:style-name="P5"><text:tab/>if(arg == NULL) return ERROR;</text:p>
      <text:p text:style-name="P25"/>
      <text:p text:style-name="P5"><text:tab/>struct DADO aux;</text:p>
      <text:p text:style-name="P5"><text:tab/>char lixo[3];</text:p>
      <text:p text:style-name="P25"/>
      <text:p text:style-name="P5"><text:tab/>while(!feof(arg))</text:p>
      <text:p text:style-name="P5"><text:tab/>{</text:p>
      <text:p text:style-name="P5"><text:tab/><text:tab/>fgets(aux.palavra, SIZE_CHAR, arg);</text:p>
      <text:p text:style-name="P5"><text:tab/><text:tab/>fgets(aux.classificacao, SIZE_CHAR, arg);</text:p>
      <text:p text:style-name="P5"><text:tab/><text:tab/>fgets(aux.significado, SIZE_CHAR, arg);</text:p>
      <text:p text:style-name="P5"><text:soft-page-break/><text:tab/><text:tab/>fgets(lixo, 3, arg);</text:p>
      <text:p text:style-name="P25"/>
      <text:p text:style-name="P5"><text:tab/><text:tab/>insere_AVL_Tree(Tree, aux.palavra, aux);</text:p>
      <text:p text:style-name="P5"><text:tab/><text:tab/>insert_TADList(list, aux);</text:p>
      <text:p text:style-name="P5"><text:tab/>}</text:p>
      <text:p text:style-name="P25"/>
      <text:p text:style-name="P5"><text:tab/>fclose(arg);</text:p>
      <text:p text:style-name="P5"><text:tab/>return SUCCESS;</text:p>
      <text:p text:style-name="P5">}</text:p>
      <text:p text:style-name="P56"><text:span text:style-name="T109"/></text:p>
      <text:p text:style-name="P56"><text:span text:style-name="T109"><text:tab/></text:span><text:span text:style-name="T112">2.5.2 Funções de escrita em arquivos <text:s/></text:span></text:p>
      <text:p text:style-name="P56"><text:span text:style-name="T112"><text:tab/><text:tab/></text:span><text:span text:style-name="T113">É usada as funções normais de percurso só que ao invés de imprimir elas colocam os <text:tab/>elementos em uma fila em pré ordem, in ordem ou pós ordem.</text:span></text:p>
      <text:p text:style-name="P64"><text:span text:style-name="T152"><text:tab/><text:tab/>Exercício 2 do trabalho: </text:span><text:span text:style-name="T42"> </text:span><text:span text:style-name="T23">Salvar o dicionário em um arquivo texto (percurso <text:tab/>escolhido pelo usuário: em, pré ou pós-ordem) a partir da AVL:</text:span></text:p>
      <text:p text:style-name="P64"><text:span text:style-name="T23"/></text:p>
      <text:p text:style-name="P9"><text:span text:style-name="T32">int </text:span><text:span text:style-name="T37">write_dictionary_pre</text:span><text:span text:style-name="T32"> (const AVL_Tree *tree)</text:span></text:p>
      <text:p text:style-name="P5">{</text:p>
      <text:p text:style-name="P5"><text:tab/>if(tree == NULL) return INVALID_POINTER;</text:p>
      <text:p text:style-name="P25"/>
      <text:p text:style-name="P5"><text:tab/>FILA *fila = constructor_FILA();</text:p>
      <text:p text:style-name="P25"/>
      <text:p text:style-name="P5"><text:tab/>if(fila == NULL ) return ERROR;</text:p>
      <text:p text:style-name="P25"/>
      <text:p text:style-name="P5"><text:tab/>FILE *arg = fopen("dados/preOrdem.txt", "w");</text:p>
      <text:p text:style-name="P25"/>
      <text:p text:style-name="P5"><text:tab/>if(arg == NULL) return ERROR;</text:p>
      <text:p text:style-name="P25"/>
      <text:p text:style-name="P5"><text:tab/>pre_ordem_AVL (tree, fila);</text:p>
      <text:p text:style-name="P25"/>
      <text:p text:style-name="P5"><text:tab/>while(!empty_FILA(fila))</text:p>
      <text:p text:style-name="P5"><text:tab/>{</text:p>
      <text:p text:style-name="P25"/>
      <text:p text:style-name="P5"><text:tab/><text:tab/>fprintf(arg, "%s", front_FILA(fila).palavra);</text:p>
      <text:p text:style-name="P5"><text:tab/><text:tab/>fprintf(arg, "%s", front_FILA(fila).classificacao);</text:p>
      <text:p text:style-name="P5"><text:tab/><text:tab/>fprintf(arg, "%s", front_FILA(fila).significado);</text:p>
      <text:p text:style-name="P25"/>
      <text:p text:style-name="P5"><text:tab/><text:tab/>fprintf(arg, "%s\n", "&amp;");</text:p>
      <text:p text:style-name="P25"/>
      <text:p text:style-name="P5"><text:tab/><text:tab/>remove_FILA(fila);</text:p>
      <text:p text:style-name="P5"><text:tab/>}</text:p>
      <text:p text:style-name="P5"><text:tab/>fprintf(arg, "%s", "FIM");</text:p>
      <text:p text:style-name="P25"/>
      <text:p text:style-name="P5"><text:tab/>destructor_FILA(fila);</text:p>
      <text:p text:style-name="P5"><text:tab/>fclose(arg);</text:p>
      <text:p text:style-name="P5"><text:tab/>return SUCCESS;</text:p>
      <text:p text:style-name="P5">}</text:p>
      <text:p text:style-name="P25"/>
      <text:p text:style-name="P25"><text:soft-page-break/></text:p>
      <text:p text:style-name="P25"/>
      <text:p text:style-name="P5">int <text:span text:style-name="T2">write_dictionary_in</text:span> (const AVL_Tree *tree)</text:p>
      <text:p text:style-name="P5">{</text:p>
      <text:p text:style-name="P5"><text:tab/>if(tree == NULL) return INVALID_POINTER;</text:p>
      <text:p text:style-name="P25"/>
      <text:p text:style-name="P5"><text:tab/>FILA *fila = constructor_FILA();</text:p>
      <text:p text:style-name="P25"/>
      <text:p text:style-name="P5"><text:tab/>if(fila == NULL ) return ERROR;</text:p>
      <text:p text:style-name="P25"/>
      <text:p text:style-name="P5"><text:tab/>FILE *arg = fopen("dados/inOrdem.txt", "w");</text:p>
      <text:p text:style-name="P25"/>
      <text:p text:style-name="P5"><text:tab/>if(arg == NULL) return ERROR;</text:p>
      <text:p text:style-name="P25"/>
      <text:p text:style-name="P5"><text:tab/>in_ordem_AVL(tree, fila);</text:p>
      <text:p text:style-name="P25"/>
      <text:p text:style-name="P5"><text:tab/>while(!empty_FILA(fila))</text:p>
      <text:p text:style-name="P5"><text:tab/>{</text:p>
      <text:p text:style-name="P25"/>
      <text:p text:style-name="P5"><text:tab/><text:tab/>fprintf(arg, "%s", front_FILA(fila).palavra);</text:p>
      <text:p text:style-name="P5"><text:tab/><text:tab/>fprintf(arg, "%s", front_FILA(fila).classificacao);</text:p>
      <text:p text:style-name="P5"><text:tab/><text:tab/>fprintf(arg, "%s", front_FILA(fila).significado);</text:p>
      <text:p text:style-name="P25"/>
      <text:p text:style-name="P5"><text:tab/><text:tab/>fprintf(arg, "%s\n", "&amp;");</text:p>
      <text:p text:style-name="P25"/>
      <text:p text:style-name="P5"><text:tab/><text:tab/>remove_FILA(fila);</text:p>
      <text:p text:style-name="P5"><text:tab/>}</text:p>
      <text:p text:style-name="P5"><text:tab/>fprintf(arg, "%s", "FIM");</text:p>
      <text:p text:style-name="P25"/>
      <text:p text:style-name="P5"><text:tab/>destructor_FILA(fila);</text:p>
      <text:p text:style-name="P5"><text:tab/>fclose(arg);</text:p>
      <text:p text:style-name="P5"><text:tab/>return SUCCESS;</text:p>
      <text:p text:style-name="P5">}</text:p>
      <text:p text:style-name="P34"/>
      <text:p text:style-name="P5">int <text:span text:style-name="T2">write_dictionary_pos</text:span> (const AVL_Tree *tree)</text:p>
      <text:p text:style-name="P5">{</text:p>
      <text:p text:style-name="P5"><text:tab/>if(tree == NULL) return INVALID_POINTER;</text:p>
      <text:p text:style-name="P25"/>
      <text:p text:style-name="P5"><text:tab/>FILA *fila = constructor_FILA();</text:p>
      <text:p text:style-name="P25"/>
      <text:p text:style-name="P5"><text:tab/>if(fila == NULL ) return ERROR;</text:p>
      <text:p text:style-name="P25"/>
      <text:p text:style-name="P5"><text:tab/>FILE *arg = fopen("dados/posOrdem.txt", "w");</text:p>
      <text:p text:style-name="P25"/>
      <text:p text:style-name="P5"><text:tab/>if(arg == NULL) return ERROR;</text:p>
      <text:p text:style-name="P25"/>
      <text:p text:style-name="P5"><text:tab/>pos_ordem_AVL (tree, fila);</text:p>
      <text:p text:style-name="P25"/>
      <text:p text:style-name="P5"><text:tab/>while(!empty_FILA(fila))</text:p>
      <text:p text:style-name="P5"><text:tab/>{</text:p>
      <text:p text:style-name="P25"><text:soft-page-break/></text:p>
      <text:p text:style-name="P5"><text:tab/><text:tab/>fprintf(arg, "%s", front_FILA(fila).palavra);</text:p>
      <text:p text:style-name="P5"><text:tab/><text:tab/>fprintf(arg, "%s", front_FILA(fila).classificacao);</text:p>
      <text:p text:style-name="P5"><text:tab/><text:tab/>fprintf(arg, "%s", front_FILA(fila).significado);</text:p>
      <text:p text:style-name="P25"/>
      <text:p text:style-name="P5"><text:tab/><text:tab/>fprintf(arg, "%s\n", "&amp;");</text:p>
      <text:p text:style-name="P25"/>
      <text:p text:style-name="P5"><text:tab/><text:tab/>remove_FILA(fila);</text:p>
      <text:p text:style-name="P5"><text:tab/>}</text:p>
      <text:p text:style-name="P5"><text:tab/>fprintf(arg, "%s", "FIM");</text:p>
      <text:p text:style-name="P25"/>
      <text:p text:style-name="P5"><text:tab/>destructor_FILA(fila);</text:p>
      <text:p text:style-name="P5"><text:tab/>fclose(arg);</text:p>
      <text:p text:style-name="P5"><text:tab/>return SUCCESS;</text:p>
      <text:p text:style-name="P5">}</text:p>
      <text:p text:style-name="P65"><text:span text:style-name="T23"/></text:p>
      <text:p text:style-name="P65"><text:span text:style-name="T23"><text:tab/></text:span><text:span text:style-name="T24">2.6 <text:tab/><text:tab/><text:tab/><text:tab/><text:tab/></text:span><text:span text:style-name="T25">Retornos.h </text:span></text:p>
      <text:p text:style-name="P65"><text:span text:style-name="T25"><text:tab/><text:tab/>Essa é só uma estrutura compartilhada pela avl, lista , </text:span><text:span text:style-name="T26">fila:</text:span></text:p>
      <text:p text:style-name="P9"><text:span text:style-name="T33">#include &lt;stdio.h&gt;</text:span></text:p>
      <text:p text:style-name="P25"/>
      <text:p text:style-name="P5">#ifndef TRABRETORNOS_H</text:p>
      <text:p text:style-name="P5">#define TRABRETORNOS_H</text:p>
      <text:p text:style-name="P25"/>
      <text:p text:style-name="P5">#define SIZE_CHAR 70</text:p>
      <text:p text:style-name="P25"/>
      <text:p text:style-name="P5">struct DADO</text:p>
      <text:p text:style-name="P5">{</text:p>
      <text:p text:style-name="P5"><text:tab/>char palavra[SIZE_CHAR];</text:p>
      <text:p text:style-name="P5"><text:tab/>char classificacao[SIZE_CHAR];</text:p>
      <text:p text:style-name="P5"><text:tab/>char significado[SIZE_CHAR];</text:p>
      <text:p text:style-name="P5">};</text:p>
      <text:p text:style-name="P34"/>
      <text:p text:style-name="P5">#define INVALID_OPERATION -2 </text:p>
      <text:p text:style-name="P5">#define INVALID_POINTER -1</text:p>
      <text:p text:style-name="P5">#define ERROR 0</text:p>
      <text:p text:style-name="P5">#define FALSE 0</text:p>
      <text:p text:style-name="P5">#define SUCCESS 1</text:p>
      <text:p text:style-name="P5">#define OUT_NOT_MEMORY 2</text:p>
      <text:p text:style-name="P5">#define OUT_NOT_RANGE 3</text:p>
      <text:p text:style-name="P5">#define ELEMENT_NOT_FOUND 4</text:p>
      <text:p text:style-name="P25"/>
      <text:p text:style-name="P5">#endif</text:p>
      <text:p text:style-name="P65"><text:span text:style-name="T26"/></text:p>
      <text:p text:style-name="P65"><text:span text:style-name="T25"/></text:p>
      <text:p text:style-name="P65"><text:span text:style-name="T27">2.7<text:tab/><text:tab/><text:tab/><text:tab/><text:tab/>main.c</text:span></text:p>
      <text:p text:style-name="P65"><text:span text:style-name="T27"/></text:p>
      <text:p text:style-name="P65"><text:soft-page-break/><text:span text:style-name="T27"><text:tab/><text:tab/></text:span><text:span text:style-name="T28">2.7.1 </text:span><text:span text:style-name="T29">Menu principal</text:span></text:p>
      <text:p text:style-name="P9"><text:span text:style-name="T34">int </text:span><text:span text:style-name="T38">menu_principal</text:span><text:span text:style-name="T34"> (void)</text:span></text:p>
      <text:p text:style-name="P5">{</text:p>
      <text:p text:style-name="P5"><text:tab/>system("clear");</text:p>
      <text:p text:style-name="P5"><text:tab/>printf("&gt;&gt;&gt;&gt;&gt;&gt;&gt;&gt;&gt;&gt;&gt;&gt;&gt;&gt;&gt;&gt;&gt;&gt;&gt;&gt;&gt;&gt;&gt;&gt;&gt;&gt;&gt;&gt;&gt; MENU &lt;&lt;&lt;&lt;&lt;&lt;&lt;&lt;&lt;&lt;&lt;&lt;&lt;&lt;&lt;&lt;&lt;&lt;&lt;&lt;&lt;&lt;&lt;&lt;&lt;&lt;\n");</text:p>
      <text:p text:style-name="P5"><text:tab/>printf("1 - Atualizer dicionarios (lista &amp; avl)\n");</text:p>
      <text:p text:style-name="P5"><text:tab/>printf("2 - busca (avl)\n");</text:p>
      <text:p text:style-name="P5"><text:tab/>printf("3 - coparar tempos de busca da avl e da lista\n");</text:p>
      <text:p text:style-name="P5"><text:tab/>printf("4 - Insert nova paravla (lista &amp; avl)\n");</text:p>
      <text:p text:style-name="P5"><text:tab/>printf("5 - remover uma palavra (lista &amp; avl)\n");</text:p>
      <text:p text:style-name="P5"><text:tab/>printf("6 - exibir todos os significados de uma frase (avl)\n");</text:p>
      <text:p text:style-name="P5"><text:tab/>printf("7 - exibir relátorio\n");</text:p>
      <text:p text:style-name="P5"><text:tab/>printf("8 - salvar em txt\n");</text:p>
      <text:p text:style-name="P5"><text:tab/>printf("9 - imprime (avl &amp; list)\n");</text:p>
      <text:p text:style-name="P5"><text:tab/>printf("0 - sair\n");</text:p>
      <text:p text:style-name="P5"><text:tab/>printf("entre com uma opção: ");</text:p>
      <text:p text:style-name="P25"/>
      <text:p text:style-name="P5"><text:tab/>int opc = 0;</text:p>
      <text:p text:style-name="P5"><text:tab/>scanf("%d",&amp;opc);</text:p>
      <text:p text:style-name="P5"><text:tab/><text:span text:style-name="T2">return opc;</text:span></text:p>
      <text:p text:style-name="P5">}</text:p>
      <text:p text:style-name="P65"><text:span text:style-name="T29"/></text:p>
      <text:p text:style-name="P65"><text:span text:style-name="T29"><text:tab/><text:tab/></text:span><text:span text:style-name="T30">2.7.2 <text:s/></text:span><text:span text:style-name="T31">função de tratamento de erros usada para identificar o que esta <text:tab/><text:tab/>acontecendo na nossa estrutura:</text:span></text:p>
      <text:p text:style-name="P9"><text:span text:style-name="T35">void tratamento(int resposta)</text:span></text:p>
      <text:p text:style-name="P5">{</text:p>
      <text:p text:style-name="P5"><text:tab/>switch (resposta)</text:p>
      <text:p text:style-name="P5"><text:tab/>{</text:p>
      <text:p text:style-name="P5"><text:tab/>case -2:</text:p>
      <text:p text:style-name="P5"><text:tab/><text:tab/>printf("Operação invalida não existe ou uso incorreto\n");</text:p>
      <text:p text:style-name="P5"><text:tab/><text:tab/>break;</text:p>
      <text:p text:style-name="P5"><text:tab/>case -1:</text:p>
      <text:p text:style-name="P5"><text:tab/><text:tab/>printf("Ponteiro para TAD invalido!\n");</text:p>
      <text:p text:style-name="P5"><text:tab/><text:tab/>break;</text:p>
      <text:p text:style-name="P5"><text:tab/>case 0:</text:p>
      <text:p text:style-name="P5"><text:tab/><text:tab/>printf("False ou error!\n");</text:p>
      <text:p text:style-name="P5"><text:tab/><text:tab/>break;</text:p>
      <text:p text:style-name="P5"><text:tab/>case 1:</text:p>
      <text:p text:style-name="P5"><text:tab/><text:tab/>printf("Operação finalizada com sucesso\n");</text:p>
      <text:p text:style-name="P5"><text:tab/><text:tab/>break;</text:p>
      <text:p text:style-name="P5"><text:tab/>case 2:</text:p>
      <text:p text:style-name="P5"><text:tab/><text:tab/>printf("Falta de memoria\n");</text:p>
      <text:p text:style-name="P5"><text:tab/><text:tab/>break;</text:p>
      <text:p text:style-name="P5"><text:tab/>case 3:</text:p>
      <text:p text:style-name="P5"><text:tab/><text:tab/>printf("Não encontrado!\n");</text:p>
      <text:p text:style-name="P5"><text:tab/><text:tab/>break;</text:p>
      <text:p text:style-name="P5"><text:tab/>default:</text:p>
      <text:p text:style-name="P5"><text:tab/><text:tab/>break;</text:p>
      <text:p text:style-name="P5"><text:soft-page-break/><text:tab/>}</text:p>
      <text:p text:style-name="P5">}</text:p>
      <text:p text:style-name="P5"/>
      <text:p text:style-name="P5"/>
      <text:p text:style-name="P17"><text:span text:style-name="T168"><text:tab/><text:tab/></text:span><text:span text:style-name="T169">2.7.3 <text:s/></text:span><text:span text:style-name="T6">função pedida no exercício 2: </text:span><text:span text:style-name="T20"><text:s/></text:span><text:span text:style-name="T36">- Buscar uma entrada na AVL: <text:tab/><text:tab/><text:tab/>exibir o significado de uma palavra e sua classificação</text:span></text:p>
      <text:p text:style-name="P5"/>
      <text:p text:style-name="P9"><text:span text:style-name="T35">void </text:span><text:span text:style-name="T39">func2 </text:span><text:span text:style-name="T35">(const AVL_Tree *tree)</text:span></text:p>
      <text:p text:style-name="P5">{</text:p>
      <text:p text:style-name="P5"><text:tab/>struct DADO dado;</text:p>
      <text:p text:style-name="P25"/>
      <text:p text:style-name="P5"><text:tab/>printf("Entre com a palavra que deseja buscar: ");</text:p>
      <text:p text:style-name="P5"><text:tab/>setbuf(stdin, NULL);</text:p>
      <text:p text:style-name="P5"><text:tab/>fgets(dado.palavra, SIZE_CHAR, stdin);</text:p>
      <text:p text:style-name="P5"><text:tab/>dado = busca_AVL_Tree(tree, dado.palavra);</text:p>
      <text:p text:style-name="P5"><text:tab/>exibir_dado(&amp;dado);</text:p>
      <text:p text:style-name="P5">}</text:p>
      <text:p text:style-name="P5"/>
      <text:p text:style-name="P18"><text:span text:style-name="T170"><text:tab/><text:tab/>2.7.4 </text:span><text:span text:style-name="T7">função pedida do exercício </text:span><text:span text:style-name="T41">2</text:span><text:span text:style-name="T43">a </text:span><text:span text:style-name="T41">: Comparar a busca na AVL com <text:tab/><text:tab/>a busca na lista exibindo os tempos</text:span><text:span text:style-name="T171"> </text:span></text:p>
      <text:p text:style-name="P18"><text:span text:style-name="T171"><text:tab/><text:tab/></text:span></text:p>
      <text:p text:style-name="P19"><text:span text:style-name="T171"><text:tab/><text:tab/></text:span><text:span text:style-name="T177">Atenção: essa função esta com um bug por algum <text:tab/><text:tab/><text:tab/>motivo alguns elementos não estão sendo <text:tab/><text:tab/><text:tab/><text:tab/><text:tab/>encontrados pela função de busca da lista</text:span></text:p>
      <text:p text:style-name="P21"><text:tab/><text:tab/></text:p>
      <text:p text:style-name="P9"><text:span text:style-name="T35">void </text:span><text:span text:style-name="T39">func3</text:span><text:span text:style-name="T35"> (const AVL_Tree *tree, const TADList *list)</text:span></text:p>
      <text:p text:style-name="P5">{</text:p>
      <text:p text:style-name="P5"><text:tab/>struct DADO dado;</text:p>
      <text:p text:style-name="P25"/>
      <text:p text:style-name="P5"><text:tab/>printf("entre com a chave que deseja buscar: ");</text:p>
      <text:p text:style-name="P5"><text:tab/>setbuf(stdin, NULL);</text:p>
      <text:p text:style-name="P5"><text:tab/>fgets(dado.palavra, SIZE_CHAR, stdin);</text:p>
      <text:p text:style-name="P25"/>
      <text:p text:style-name="P5"><text:tab/>clock_t inicio = clock();</text:p>
      <text:p text:style-name="P5"><text:tab/>dado = busca_AVL_Tree(tree, dado.palavra);</text:p>
      <text:p text:style-name="P5"><text:tab/>clock_t fim = clock();</text:p>
      <text:p text:style-name="P25"/>
      <text:p text:style-name="P5"><text:tab/>double tempo_tree = (double) (fim - inicio) / CLOCKS_PER_SEC;</text:p>
      <text:p text:style-name="P5"><text:tab/>printf("Tempo gasto na busca pela arvore: %lf\n",tempo_tree);</text:p>
      <text:p text:style-name="P5"><text:tab/>exibir_dado(&amp;dado);</text:p>
      <text:p text:style-name="P25"/>
      <text:p text:style-name="P5"><text:tab/>inicio = clock();</text:p>
      <text:p text:style-name="P5"><text:tab/>dado = busca_list(list, dado.palavra);</text:p>
      <text:p text:style-name="P5"><text:tab/>fim = clock(); </text:p>
      <text:p text:style-name="P25"/>
      <text:p text:style-name="P5"><text:tab/>double tempo_list = (double) (fim - inicio) / CLOCKS_PER_SEC;</text:p>
      <text:p text:style-name="P5"><text:tab/>printf("Tempo gasto na busca pela arvore: %lf\n",tempo_list);</text:p>
      <text:p text:style-name="P5"><text:tab/>exibir_dado(&amp;dado);</text:p>
      <text:p text:style-name="P5">}</text:p>
      <text:p text:style-name="P5"/>
      <text:p text:style-name="P5"/>
      <text:p text:style-name="P3"><text:soft-page-break/><text:span text:style-name="T83"><text:tab/><text:tab/></text:span><text:span text:style-name="T84">2.7.5 </text:span><text:span text:style-name="T85">Função pedida no exercício : </text:span><text:span text:style-name="T12">3 - Inserir uma entrada (</text:span><text:span text:style-name="T86">palavra, <text:tab/><text:tab/>classificação, significado</text:span><text:span text:style-name="T12">) na AVL / lista</text:span></text:p>
      <text:p text:style-name="P5"/>
      <text:p text:style-name="P9"><text:span text:style-name="T35">void </text:span><text:span text:style-name="T39">func4 </text:span><text:span text:style-name="T35">(AVL_Tree *tree, TADList *list)</text:span></text:p>
      <text:p text:style-name="P5">{</text:p>
      <text:p text:style-name="P5"><text:tab/>struct DADO dado;</text:p>
      <text:p text:style-name="P25"/>
      <text:p text:style-name="P5"><text:tab/>printf("Entre com a palavra que deseja inserir: ");</text:p>
      <text:p text:style-name="P5"><text:tab/>setbuf(stdin, NULL);</text:p>
      <text:p text:style-name="P5"><text:tab/>fgets(dado.palavra, SIZE_CHAR, stdin);</text:p>
      <text:p text:style-name="P25"/>
      <text:p text:style-name="P5"><text:tab/>printf("Entre com a classificação: ");</text:p>
      <text:p text:style-name="P5"><text:tab/>setbuf(stdin, NULL);</text:p>
      <text:p text:style-name="P5"><text:tab/>fgets(dado.classificacao, SIZE_CHAR, stdin);</text:p>
      <text:p text:style-name="P25"/>
      <text:p text:style-name="P5"><text:tab/>printf("Entre com o signicado: ");</text:p>
      <text:p text:style-name="P5"><text:tab/>setbuf(stdin, NULL);</text:p>
      <text:p text:style-name="P5"><text:tab/>fgets(dado.significado, SIZE_CHAR, stdin);</text:p>
      <text:p text:style-name="P25"/>
      <text:p text:style-name="P5"><text:tab/>tratamento(insere_AVL_Tree(tree, dado.palavra, dado));</text:p>
      <text:p text:style-name="P5"><text:tab/>tratamento(insert_TADList(list, dado));</text:p>
      <text:p text:style-name="P5">}</text:p>
      <text:p text:style-name="P65"><text:span text:style-name="T31"/></text:p>
      <text:p text:style-name="P72"><text:span text:style-name="T15"><text:tab/><text:tab/></text:span><text:span text:style-name="T16">2.7.6 <text:s/></text:span><text:span text:style-name="T17">função pedida do exercício : </text:span><text:span text:style-name="T13">Remover uma entrada (</text:span><text:span text:style-name="T14">palavra, <text:tab/><text:tab/>classificação, significado</text:span><text:span text:style-name="T13">) na AVL / lista</text:span></text:p>
      <text:p text:style-name="P65"><text:span text:style-name="T31"/></text:p>
      <text:p text:style-name="P67"><text:span text:style-name="T31"><text:tab/><text:tab/></text:span><text:span text:style-name="T61">Atenção: </text:span><text:span text:style-name="T62">essa função esta com um bug quando tento <text:tab/><text:tab/>remover varias chaves repetidas em seguencia eu <text:tab/><text:tab/><text:tab/>recebo segmentátion found </text:span><text:span text:style-name="T63">da minha lista como<text:tab/> <text:tab/><text:tab/></text:span><text:span text:style-name="T64">mostrado </text:span><text:span text:style-name="T63">no testelist3 em teste.h </text:span></text:p>
      <text:p text:style-name="P67"><text:span text:style-name="T63"/></text:p>
      <text:p text:style-name="P10"><text:span text:style-name="T66">void func5 (AVL_Tree *tree, TADList *list)</text:span></text:p>
      <text:p text:style-name="P5">{</text:p>
      <text:p text:style-name="P5"><text:tab/>struct DADO dado;</text:p>
      <text:p text:style-name="P25"/>
      <text:p text:style-name="P5"><text:tab/>printf("entre com a chave que deseja remover: ");</text:p>
      <text:p text:style-name="P5"><text:tab/>setbuf(stdin, NULL);</text:p>
      <text:p text:style-name="P5"><text:tab/>fgets(dado.palavra, SIZE_CHAR, stdin);</text:p>
      <text:p text:style-name="P25"/>
      <text:p text:style-name="P5"><text:tab/>tratamento( remove_AVL_Tree(tree, dado.palavra));</text:p>
      <text:p text:style-name="P25"/>
      <text:p text:style-name="P5"><text:tab/>tratamento( remove_TADList(list, dado.palavra));</text:p>
      <text:p text:style-name="P5">}</text:p>
      <text:p text:style-name="P66"><text:span text:style-name="T63"/></text:p>
      <text:p text:style-name="P66"><text:span text:style-name="T63"><text:tab/><text:tab/></text:span></text:p>
      <text:p text:style-name="P60"><text:soft-page-break/><text:span text:style-name="T52"><text:tab/><text:tab/></text:span><text:span text:style-name="T53">2.7.7 função pedida no exercício: </text:span><text:span text:style-name="T40">5 - Dada uma frase, exibir as <text:tab/><text:tab/><text:tab/>palavras/significados que foram encontrados no dicionário a partir da <text:tab/><text:tab/>AVL </text:span></text:p>
      <text:p text:style-name="P5"><text:span text:style-name="T68">void </text:span><text:span text:style-name="T67">func6</text:span><text:span text:style-name="T68"> (AVL_Tree *tree)</text:span></text:p>
      <text:p text:style-name="P5">{</text:p>
      <text:p text:style-name="P5"><text:tab/>printf("enre com a frase: ");</text:p>
      <text:p text:style-name="P5"><text:tab/>setbuf(stdin, NULL);</text:p>
      <text:p text:style-name="P25"/>
      <text:p text:style-name="P5"><text:tab/>char frase[100], palavra[SIZE_CHAR];</text:p>
      <text:p text:style-name="P5"><text:tab/>struct DADO aux;</text:p>
      <text:p text:style-name="P25"/>
      <text:p text:style-name="P5"><text:tab/>fgets(frase, 100, stdin);</text:p>
      <text:p text:style-name="P25"/>
      <text:p text:style-name="P5"><text:tab/>for(int i = 0, j = 0; i &lt; strlen(frase); i++)</text:p>
      <text:p text:style-name="P5"><text:tab/>{</text:p>
      <text:p text:style-name="P5"><text:tab/><text:tab/>if(isalpha(frase[i]))</text:p>
      <text:p text:style-name="P5"><text:tab/><text:tab/>{</text:p>
      <text:p text:style-name="P5"><text:tab/><text:tab/><text:tab/>palavra[j++] = frase[i];</text:p>
      <text:p text:style-name="P5"><text:tab/><text:tab/>}</text:p>
      <text:p text:style-name="P5"><text:tab/><text:tab/>else if(frase[i] == '\0')</text:p>
      <text:p text:style-name="P5"><text:tab/><text:tab/><text:tab/>break;</text:p>
      <text:p text:style-name="P5"><text:tab/><text:tab/>else if(frase[i] == ' ' || frase[i] == '\n')</text:p>
      <text:p text:style-name="P5"><text:tab/><text:tab/>{</text:p>
      <text:p text:style-name="P5"><text:tab/><text:tab/><text:tab/>palavra[j++] = '\n';</text:p>
      <text:p text:style-name="P5"><text:tab/><text:tab/><text:tab/>palavra[j] = '\0';</text:p>
      <text:p text:style-name="P5"><text:tab/><text:tab/><text:tab/>j = 0;</text:p>
      <text:p text:style-name="P25"/>
      <text:p text:style-name="P5"><text:tab/><text:tab/><text:tab/>aux = busca_AVL_Tree(tree, palavra);</text:p>
      <text:p text:style-name="P25"/>
      <text:p text:style-name="P5"><text:tab/><text:tab/><text:tab/>printf("\n\nResultado para %s",palavra);</text:p>
      <text:p text:style-name="P5"><text:tab/><text:tab/><text:tab/>exibir_dado(&amp;aux);</text:p>
      <text:p text:style-name="P5"><text:tab/><text:tab/>}</text:p>
      <text:p text:style-name="P5"><text:tab/>}</text:p>
      <text:p text:style-name="P5">}// okay</text:p>
      <text:p text:style-name="P32"><text:span text:style-name="T48"><text:line-break/><text:tab/><text:tab/><text:tab/></text:span><text:span text:style-name="T49">2.7.8 função pedida no exe</text:span><text:span text:style-name="T50">rcício: </text:span><text:span text:style-name="T18">Exibir um relatório <text:tab/><text:tab/><text:tab/><text:tab/>consolidado sobre o dicionário com a contagem das <text:tab/><text:tab/><text:tab/><text:tab/>palavras para <text:tab/>cada letra do alfabeto a partir da AVL.</text:span><text:span text:style-name="T19"><text:tab/><text:tab/></text:span></text:p>
      <text:p text:style-name="P31"><text:span text:style-name="T48"/></text:p>
      <text:p text:style-name="P66"><text:span text:style-name="T44"/></text:p>
      <text:p text:style-name="P66"><text:span text:style-name="T63"/></text:p>
      <text:p text:style-name="P68"><text:span text:style-name="T65"><text:tab/><text:tab/></text:span><text:span text:style-name="T45"><text:tab/></text:span><text:span text:style-name="T59">2.7.9 </text:span><text:span text:style-name="T60">função pedida no exercício : </text:span><text:span text:style-name="T58">Salvar o dicionário em um <text:tab/><text:tab/><text:tab/>arquivo texto (percurso escolhido pelo usuário: em, pré ou <text:tab/><text:tab/><text:tab/>pós-ordem) a partir da AVL</text:span></text:p>
      <text:p text:style-name="P13"><text:span text:style-name="T69">void </text:span><text:span text:style-name="T66">func8</text:span><text:span text:style-name="T69"> (const AVL_Tree *tree)</text:span></text:p>
      <text:p text:style-name="P5">{</text:p>
      <text:p text:style-name="P5"><text:tab/>int resposta = 0, temp = 0;</text:p>
      <text:p text:style-name="P5"><text:soft-page-break/><text:tab/>printf("(1-pre| 2-in| 3-pos) entre com a forma que deseja salvar: ");</text:p>
      <text:p text:style-name="P5"><text:tab/>scanf("%d",&amp;temp);</text:p>
      <text:p text:style-name="P25"/>
      <text:p text:style-name="P5"><text:tab/>if(temp == 1)</text:p>
      <text:p text:style-name="P5"><text:tab/>{</text:p>
      <text:p text:style-name="P5"><text:tab/><text:tab/>resposta = write_dictionary_pre(tree);</text:p>
      <text:p text:style-name="P5"><text:tab/>}</text:p>
      <text:p text:style-name="P5"><text:tab/>else if(temp == 2)</text:p>
      <text:p text:style-name="P5"><text:tab/>{</text:p>
      <text:p text:style-name="P5"><text:tab/><text:tab/>resposta = write_dictionary_in(tree);</text:p>
      <text:p text:style-name="P5"><text:tab/>}</text:p>
      <text:p text:style-name="P5"><text:tab/>else if(temp == 3)</text:p>
      <text:p text:style-name="P5"><text:tab/>{</text:p>
      <text:p text:style-name="P5"><text:tab/><text:tab/>resposta = write_dictionary_pos(tree);</text:p>
      <text:p text:style-name="P5"><text:tab/>}</text:p>
      <text:p text:style-name="P5"><text:tab/>else</text:p>
      <text:p text:style-name="P5"><text:tab/>{</text:p>
      <text:p text:style-name="P5"><text:tab/><text:tab/>printf("Opção invalida!\n");</text:p>
      <text:p text:style-name="P5"><text:tab/><text:tab/>return;</text:p>
      <text:p text:style-name="P5"><text:tab/>}</text:p>
      <text:p text:style-name="P25"/>
      <text:p text:style-name="P5"><text:tab/>tratamento(resposta);</text:p>
      <text:p text:style-name="P5">}</text:p>
      <text:p text:style-name="P66"><text:span text:style-name="T44"/></text:p>
      <text:p text:style-name="P66"><text:span text:style-name="T44"><text:tab/><text:tab/></text:span><text:span text:style-name="T54">2.7.10 função main</text:span></text:p>
      <text:p text:style-name="P26"><text:span text:style-name="T54"/></text:p>
      <text:p text:style-name="P5">int main (void)</text:p>
      <text:p text:style-name="P5">{</text:p>
      <text:p text:style-name="P5"><text:tab/>AVL_Tree *tree = constructor_AVL_Tree();</text:p>
      <text:p text:style-name="P5"><text:tab/>TADList *list = constructor_TADList();</text:p>
      <text:p text:style-name="P25"/>
      <text:p text:style-name="P5"><text:tab/>if(tree != NULL &amp;&amp; list != NULL)</text:p>
      <text:p text:style-name="P5"><text:tab/>{</text:p>
      <text:p text:style-name="P5"><text:tab/><text:tab/>int resposta = 0, opc = 0;</text:p>
      <text:p text:style-name="P5"><text:tab/><text:tab/>do</text:p>
      <text:p text:style-name="P5"><text:tab/><text:tab/>{</text:p>
      <text:p text:style-name="P5"><text:tab/><text:tab/><text:tab/>opc = menu_principal();</text:p>
      <text:p text:style-name="P25"/>
      <text:p text:style-name="P5"><text:tab/><text:tab/><text:tab/>switch (opc)</text:p>
      <text:p text:style-name="P5"><text:tab/><text:tab/><text:tab/>{ </text:p>
      <text:p text:style-name="P5"><text:tab/><text:tab/><text:tab/>case 1:</text:p>
      <text:p text:style-name="P5"><text:tab/><text:tab/><text:tab/><text:tab/>resposta = read_dictionary(tree, list);</text:p>
      <text:p text:style-name="P5"><text:tab/><text:tab/><text:tab/><text:tab/>tratamento(resposta);</text:p>
      <text:p text:style-name="P5"><text:tab/><text:tab/><text:tab/><text:tab/>break;</text:p>
      <text:p text:style-name="P25"><text:tab/></text:p>
      <text:p text:style-name="P5"><text:tab/><text:tab/><text:tab/>case 2:</text:p>
      <text:p text:style-name="P5"><text:tab/><text:tab/><text:tab/><text:tab/>func2 (tree);</text:p>
      <text:p text:style-name="P5"><text:tab/><text:tab/><text:tab/><text:tab/>break;</text:p>
      <text:p text:style-name="P25"/>
      <text:p text:style-name="P5"><text:soft-page-break/><text:tab/><text:tab/><text:tab/>case 3:</text:p>
      <text:p text:style-name="P5"><text:tab/><text:tab/><text:tab/><text:tab/>func3(tree, list);</text:p>
      <text:p text:style-name="P5"><text:tab/><text:tab/><text:tab/><text:tab/>break;</text:p>
      <text:p text:style-name="P25"/>
      <text:p text:style-name="P5"><text:tab/><text:tab/><text:tab/>case 4:</text:p>
      <text:p text:style-name="P5"><text:tab/><text:tab/><text:tab/><text:tab/>func4(tree, list);</text:p>
      <text:p text:style-name="P5"><text:tab/><text:tab/><text:tab/><text:tab/>break;</text:p>
      <text:p text:style-name="P25"/>
      <text:p text:style-name="P5"><text:tab/><text:tab/><text:tab/>case 5:</text:p>
      <text:p text:style-name="P5"><text:tab/><text:tab/><text:tab/><text:tab/>func5 (tree, list);</text:p>
      <text:p text:style-name="P5"><text:tab/><text:tab/><text:tab/><text:tab/>break;</text:p>
      <text:p text:style-name="P25"/>
      <text:p text:style-name="P5"><text:tab/><text:tab/><text:tab/>case 6:</text:p>
      <text:p text:style-name="P5"><text:tab/><text:tab/><text:tab/><text:tab/>func6(tree);</text:p>
      <text:p text:style-name="P5"><text:tab/><text:tab/><text:tab/><text:tab/>break;</text:p>
      <text:p text:style-name="P25"/>
      <text:p text:style-name="P5"><text:tab/><text:tab/><text:tab/>case 7:</text:p>
      <text:p text:style-name="P5"><text:tab/><text:tab/><text:tab/><text:tab/>printf("ainda falta\n");</text:p>
      <text:p text:style-name="P5"><text:tab/><text:tab/><text:tab/><text:tab/>break;</text:p>
      <text:p text:style-name="P25"/>
      <text:p text:style-name="P5"><text:tab/><text:tab/><text:tab/>case 8:</text:p>
      <text:p text:style-name="P5"><text:tab/><text:tab/><text:tab/><text:tab/>func8 (tree);</text:p>
      <text:p text:style-name="P5"><text:tab/><text:tab/><text:tab/><text:tab/>break;</text:p>
      <text:p text:style-name="P5"><text:tab/><text:tab/><text:tab/>case 9:</text:p>
      <text:p text:style-name="P5"><text:tab/><text:tab/><text:tab/><text:tab/>exibir_AVL_Tree(tree);</text:p>
      <text:p text:style-name="P5"><text:tab/><text:tab/><text:tab/><text:tab/>print_TADList(list);</text:p>
      <text:p text:style-name="P5"><text:tab/><text:tab/><text:tab/>break;</text:p>
      <text:p text:style-name="P25"/>
      <text:p text:style-name="P5"><text:tab/><text:tab/><text:tab/>case 0:</text:p>
      <text:p text:style-name="P5"><text:tab/><text:tab/><text:tab/><text:tab/>continue;</text:p>
      <text:p text:style-name="P5"><text:tab/><text:tab/><text:tab/>default:</text:p>
      <text:p text:style-name="P5"><text:tab/><text:tab/><text:tab/><text:tab/>printf("Entre com uma opção valida!\n");</text:p>
      <text:p text:style-name="P5"><text:tab/><text:tab/><text:tab/><text:tab/>break;</text:p>
      <text:p text:style-name="P5"><text:tab/><text:tab/><text:tab/>}</text:p>
      <text:p text:style-name="P25"/>
      <text:p text:style-name="P5"><text:tab/><text:tab/><text:tab/>setbuf(stdin, NULL);</text:p>
      <text:p text:style-name="P5"><text:tab/><text:tab/><text:tab/>printf("press to continue... ");</text:p>
      <text:p text:style-name="P5"><text:tab/><text:tab/><text:tab/>getchar();</text:p>
      <text:p text:style-name="P25"/>
      <text:p text:style-name="P5"><text:tab/><text:tab/>}while (opc != 0);</text:p>
      <text:p text:style-name="P5"><text:tab/><text:tab/>descructor_AVL_Tree(tree);</text:p>
      <text:p text:style-name="P5"><text:tab/><text:tab/>desctructor_TADList(list);</text:p>
      <text:p text:style-name="P5"><text:tab/>}</text:p>
      <text:p text:style-name="P5"><text:tab/>return 0;</text:p>
      <text:p text:style-name="P5">}</text:p>
      <text:p text:style-name="P5"/>
      <text:p text:style-name="P66"><text:span text:style-name="T54"/></text:p>
      <text:p text:style-name="P66"><text:span text:style-name="T54"/></text:p>
      <text:p text:style-name="P66"><text:span text:style-name="T54"/></text:p>
      <text:p text:style-name="P63"><text:soft-page-break/><text:span text:style-name="T51">C</text:span><text:span text:style-name="T46">onclusão</text:span></text:p>
      <text:p text:style-name="P62"><text:span text:style-name="T46"><text:tab/></text:span><text:span text:style-name="T55">É visível que para resolução de problema</text:span><text:span text:style-name="T56">s </text:span><text:span text:style-name="T57">cuja inserção e busca de elementos são muito usadas como neste trabalho</text:span><text:span text:style-name="T55"> envolvendo implementação de um programa para simular um dicionário de palavras o mais apropriado seria uma estrutura do tipo árvore </text:span><text:span text:style-name="T56">AVL </text:span><text:span text:style-name="T55">visto que </text:span><text:span text:style-name="T56">tem todas as funções que precisamos para para solucionar nosso problema em um </text:span><text:span text:style-name="T57">custo de tempo inferior a qualquer outra estrutura e é de fácil adaptação</text:span><text:span text:style-name="T56">.</text:span></text:p>
      <text:p text:style-name="P62"><text:span text:style-name="T56"><text:tab/>No desenvolvimento desse trabalho foi necessário um estudo aprofundado em estrutura de dados especialmente árvores avl </text:span><text:span text:style-name="T57">nas funções de inserção e remoção pesquisando métodos de implementação mais simples como o recursivo para deixar o código mais legív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5:33:02.951988931</meta:creation-date>
    <dc:date>2021-10-26T23:53:38.383656666</dc:date>
    <meta:editing-duration>PT5H1M39S</meta:editing-duration>
    <meta:editing-cycles>174</meta:editing-cycles>
    <meta:generator>LibreOffice/6.4.7.2$Linux_X86_64 LibreOffice_project/40$Build-2</meta:generator>
    <meta:document-statistic meta:table-count="0" meta:image-count="0" meta:object-count="1" meta:page-count="30" meta:paragraph-count="1014" meta:word-count="3585" meta:character-count="26649" meta:non-whitespace-character-count="22293"/>
  </office:meta>
</office:document-meta>
</file>

<file path=Object 1/content.xml><?xml version="1.0" encoding="utf-8"?>
<math xmlns="http://www.w3.org/1998/Math/MathML" display="block">
  <semantics>
    <mrow>
      <mi>O</mi>
      <mi>log</mi>
      <mrow>
        <mo fence="true" stretchy="false">(</mo>
        <mrow>
          <mi>N</mi>
        </mrow>
        <mo fence="true" stretchy="false">)</mo>
      </mrow>
    </mrow>
    <annotation encoding="StarMath 5.0"> O log(N) </annotation>
  </semantics>
</math>
</file>